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43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116">
      <style:text-properties style:font-name="Verdana" fo:font-size="14pt" fo:background-color="#996600" style:font-size-asian="14pt" style:font-size-complex="14pt"/>
    </style:style>
    <style:style style:name="P45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4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15">
      <style:paragraph-properties fo:line-height="150%"/>
      <style:text-properties style:font-name="Arial" style:font-name-asian="Arial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3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7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3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8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85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86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87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88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89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90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91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9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blinking="false" fo:background-color="transparent"/>
    </style:style>
    <style:style style:name="T17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20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21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2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fo:background-color="#ccff66" style:font-size-asian="15pt" style:font-size-complex="15pt"/>
    </style:style>
    <style:style style:name="T25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6" style:family="text">
      <style:text-properties style:text-line-through-style="none" style:text-underline-style="none" style:text-blinking="false" fo:background-color="transparent"/>
    </style:style>
    <style:style style:name="T27" style:family="text">
      <style:text-properties style:language-asian="ja" style:country-asian="JP"/>
    </style:style>
    <style:style style:name="T28" style:family="text">
      <style:text-properties fo:background-color="#33ff99"/>
    </style:style>
    <style:style style:name="T29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0" style:family="text">
      <style:text-properties style:text-position="super 58%"/>
    </style:style>
    <style:style style:name="T31" style:family="text">
      <style:text-properties style:font-name="Verdana"/>
    </style:style>
    <style:style style:name="T32" style:family="text">
      <style:text-properties fo:color="#9966cc"/>
    </style:style>
    <style:style style:name="T33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6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8" style:family="text">
      <style:text-properties fo:color="#9933ff"/>
    </style:style>
    <style:style style:name="T3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2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6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8048118450703194105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2148250875309225644" text:style-name="L2">
        <text:list-item>
          <text:p text:style-name="P52">TASK : COMP</text:p>
        </text:list-item>
      </text:list>
      <text:p text:style-name="P9">[further]</text:p>
      <text:p text:style-name="P19"><text:span text:style-name="T23"><text:line-break/></text:span><text:span text:style-name="T24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693327769711818965" text:style-name="L3">
        <text:list-item>
          <text:p text:style-name="P53">REVIEW </text:p>
        </text:list-item>
        <text:list-item>
          <text:p text:style-name="P53">TASK-1 : start</text:p>
          <text:list>
            <text:list-item>
              <text:p text:style-name="P53"><text:span text:style-name="T1">#_ </text:span>T-1.1</text:p>
              <text:list>
                <text:list-item>
                  <text:p text:style-name="P53">DUP ==&gt; ea-4.mq4</text:p>
                </text:list-item>
                <text:list-item>
                  <text:p text:style-name="P53">func list</text:p>
                  <text:list>
                    <text:list-item>
                      <text:p text:style-name="P53">gen-func-list.bat // (C:\Users\iwabuchiken\AppData\Roaming\MetaQuotes\Terminal\34B08C83A5AAE27A4079DE708E60511E\MQL4\utils)</text:p>
                      <text:list>
                        <text:list-item>
                          <text:p text:style-name="P53">edit</text:p>
                        </text:list-item>
                      </text:list>
                    </text:list-item>
                  </text:list>
                </text:list-item>
                <text:list-item>
                  <text:p text:style-name="P53">compile ==&gt; OK</text:p>
                </text:list-item>
                <text:list-item>
                  <text:p text:style-name="P53">EXEC ==&gt; OK</text:p>
                </text:list-item>
              </text:list>
            </text:list-item>
            <text:list-item>
              <text:p text:style-name="P53">T-1.2 : new FUNC : dp_Dispatch(int idOf_DP) : bool</text:p>
              <text:list>
                <text:list-item>
                  <text:list>
                    <text:list-item>
                      <text:p text:style-name="P53">//_20200515_120722:tmp (ea-5.1.mq4)</text:p>
                    </text:list-item>
                    <text:list-item>
                      <text:p text:style-name="P53">libfx_dp_1.mqh</text:p>
                    </text:list-item>
                  </text:list>
                </text:list-item>
                <text:list-item>
                  <text:p text:style-name="P53"><text:soft-page-break/>CODE</text:p>
                  <text:list>
                    <text:list-item>
                      <text:p text:style-name="P53">signature</text:p>
                    </text:list-item>
                    <text:list-item>
                      <text:p text:style-name="P53">labels</text:p>
                    </text:list-item>
                    <text:list-item>
                      <text:p text:style-name="P53">caller</text:p>
                    </text:list-item>
                  </text:list>
                </text:list-item>
                <text:list-item>
                  <text:p text:style-name="P53">COMPILE : OK</text:p>
                </text:list-item>
                <text:list-item>
                  <text:p text:style-name="P53">TEST :==&gt; OK</text:p>
                </text:list-item>
              </text:list>
            </text:list-item>
            <text:list-item>
              <text:p text:style-name="P53"><text:span text:style-name="T1">#_ </text:span>T-1.3 : libfx_dp_1.mqh ==&gt; funclist</text:p>
            </text:list-item>
            <text:list-item>
              <text:p text:style-name="P53">T-1.4 : func “dp_Dispatch” ==&gt; if sentence → coding</text:p>
              <text:list>
                <text:list-item>
                  <text:p text:style-name="P53"><text:span text:style-name="T1">#_ </text:span>CODE : //_20200515_123508:tmp</text:p>
                  <text:list>
                    <text:list-item>
                      <text:p text:style-name="P53">new FUNC : dp_5_1_PrevBar_BB_egt_2()</text:p>
                      <text:list>
                        <text:list-item>
                          <text:p text:style-name="P53"><text:span text:style-name="T1">#_ </text:span>sig</text:p>
                        </text:list-item>
                        <text:list-item>
                          <text:p text:style-name="P53"><text:span text:style-name="T1">#_ </text:span>labels</text:p>
                        </text:list-item>
                        <text:list-item>
                          <text:p text:style-name="P53"><text:span text:style-name="T1">#_ </text:span>caller</text:p>
                        </text:list-item>
                      </text:list>
                    </text:list-item>
                    <text:list-item>
                      <text:p text:style-name="P53">COMPILE ==&gt; OK</text:p>
                    </text:list-item>
                    <text:list-item>
                      <text:p text:style-name="P53"><text:span text:style-name="T1">#_ </text:span>TEST ==&gt; </text:p>
                      <text:list>
                        <text:list-item>
                          <text:p text:style-name="P53">==&gt; OK</text:p>
                        </text:list-item>
                      </text:list>
                    </text:list-item>
                  </text:list>
                </text:list-item>
                <text:list-item>
                  <text:p text:style-name="P53">CODE : actual lines : //_20200515_124341:tmp</text:p>
                </text:list-item>
                <text:list-item>
                  <text:p text:style-name="P53">COMPILE : OK</text:p>
                </text:list-item>
                <text:list-item>
                  <text:p text:style-name="P53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5425394467078188" text:style-name="L4">
        <text:list-item>
          <text:p text:style-name="P54">TASK : TASKS-22</text:p>
        </text:list-item>
      </text:list>
      <text:p text:style-name="P9">[further]</text:p>
      <text:p text:style-name="P19"><text:span text:style-name="T23"><text:line-break/></text:span><text:span text:style-name="T24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258311" text:continue-list="list8048118450703194105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T-1.1 : steps</text:p>
              <text:list>
                <text:list-item>
                  <text:p text:style-name="P5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254880" text:continue-numbering="true" text:style-name="L1">
        <text:list-item>
          <text:list>
            <text:list-item>
              <text:list>
                <text:list-item>
                  <text:p text:style-name="P51">note</text:p>
                  <text:list>
                    <text:list-item>
                      <text:p text:style-name="P5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27348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49307184939947026" text:style-name="L5">
        <text:list-item>
          <text:p text:style-name="P55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2328330684288269709" text:style-name="L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<text:soft-page-break/>steps</text:p>
              <text:list>
                <text:list-item>
                  <text:p text:style-name="P56">gen : trade report</text:p>
                  <text:list>
                    <text:list-item>
                      <text:p text:style-name="P5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264740" text:continue-numbering="true" text:style-name="L6">
        <text:list-item>
          <text:list>
            <text:list-item>
              <text:list>
                <text:list-item>
                  <text:p text:style-name="P56">PROBLEM : “'$cntOf_Ticket_Num_Match : 0'”</text:p>
                  <text:list>
                    <text:list-item>
                      <text:p text:style-name="P56">TRY-1</text:p>
                      <text:list>
                        <text:list-item>
                          <text:p text:style-name="P5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6">sheet</text:p>
                  <text:list>
                    <text:list-item>
                      <text:p text:style-name="P56">log_JVE_44_10_3_4.[session-3].ods</text:p>
                    </text:list-item>
                    <text:list-item>
                      <text:p text:style-name="P56">DUP : tab “4”</text:p>
                    </text:list-item>
                    <text:list-item>
                      <text:p text:style-name="P56">delete : entries</text:p>
                    </text:list-item>
                    <text:list-item>
                      <text:p text:style-name="P56">C/P : file content</text:p>
                    </text:list-item>
                    <text:list-item>
                      <text:p text:style-name="P56">DUP : tab ==&gt; “5.1”</text:p>
                    </text:list-item>
                    <text:list-item>
                      <text:p text:style-name="P56">entries ==&gt; sort : BB-loc.-1 ~ -3</text:p>
                    </text:list-item>
                  </text:list>
                </text:list-item>
              </text:list>
            </text:list-item>
            <text:list-item>
              <text:p text:style-name="P5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7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277901" text:continue-numbering="true" text:style-name="L6">
        <text:list-item>
          <text:list>
            <text:list-item>
              <text:p text:style-name="P5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7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703241835797004458" text:style-name="L7">
              <text:list-item>
                <text:p text:style-name="P33">この sequence は、プラスか？</text:p>
                <text:list>
                  <text:list-item>
                    <text:p text:style-name="P34">4-4-4-2-2 (A-Z order)</text:p>
                  </text:list-item>
                </text:list>
              </text:list-item>
              <text:list-item>
                <text:p text:style-name="P33">この sequence は、マイナスか？</text:p>
                <text:list>
                  <text:list-item>
                    <text:p text:style-name="P33">2-2-2-2 (A-Z order)</text:p>
                  </text:list-item>
                </text:list>
              </text:list-item>
            </text:list>
          </table:table-cell>
        </table:table-row>
      </table:table>
      <text:list xml:id="list36270108" text:continue-list="list36277901" text:style-name="L6">
        <text:list-item>
          <text:list>
            <text:list-item>
              <text:p text:style-name="P56"/>
            </text:list-item>
          </text:list>
        </text:list-item>
      </text:list>
      <text:p text:style-name="P9"/>
      <text:p text:style-name="P9">[next]</text:p>
      <text:list xml:id="list1496272455954188323" text:style-name="L8">
        <text:list-item>
          <text:p text:style-name="P57">TASK : slice bar data file ==&gt; </text:p>
          <text:list>
            <text:list-item>
              <text:p text:style-name="P57">TASKS-13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5416519813394102453" text:style-name="L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18_124428:tmp (init())</text:p>
                </text:list-item>
                <text:list-item>
                  <text:p text:style-name="P58">//_20200428_144229:head</text:p>
                </text:list-item>
                <text:list-item>
                  <text:p text:style-name="P58">//_20200518_124948:tmp ==&gt; data : body</text:p>
                </text:list-item>
                <text:list-item>
                  <text:p text:style-name="P58">//_20200518_125012:tmp ==&gt; data : header</text:p>
                </text:list-item>
              </text:list>
            </text:list-item>
            <text:list-item>
              <text:p text:style-name="P58"><text:span text:style-name="T1">#_ </text:span>T-1.1 : data : body ==&gt; MFI</text:p>
              <text:list>
                <text:list-item>
                  <text:p text:style-name="P58"><text:span text:style-name="T1">#_ </text:span>CODE</text:p>
                  <text:list>
                    <text:list-item>
                      <text:p text:style-name="P58">TEST ==&gt; OK</text:p>
                    </text:list-item>
                  </text:list>
                </text:list-item>
                <text:list-item>
                  <text:p text:style-name="P58"><text:span text:style-name="T1">#_ </text:span>CODE : normalize double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T-1.2 : data : body ==&gt; RSI</text:p>
              <text:list>
                <text:list-item>
                  <text:p text:style-name="P58">CODE : //_20200518_131109:tmp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data : body ==&gt; Force</text:p>
              <text:list>
                <text:list-item>
                  <text:p text:style-name="P58">CODE : //_20200518_132500:tmp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p text:style-name="P58">Force ==&gt; period → to 20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heet</text:p>
              <text:list>
                <text:list-item>
                  <text:p text:style-name="P58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01843700093557981" text:style-name="L10">
        <text:list-item>
          <text:p text:style-name="P59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069841672999947380" text:style-name="L11">
        <text:list-item>
          <text:p text:style-name="P60">REVIEW </text:p>
        </text:list-item>
        <text:list-item>
          <text:p text:style-name="P6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7">ref : </text:span><text:span text:style-name="T14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270101" text:continue-numbering="true" text:style-name="L11">
        <text:list-item>
          <text:list>
            <text:list-item>
              <text:p text:style-name="P60">T-1.1 : controller</text:p>
              <text:list>
                <text:list-item>
                  <text:p text:style-name="P60">CODE : new FUNC : “tasks_26_Gen_Combined_Trade_Result_List”</text:p>
                </text:list-item>
                <text:list-item>
                  <text:p text:style-name="P6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27278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0">==&gt; OK : “Missing View”</text:p>
                    </text:list-item>
                  </text:list>
                </text:list-item>
              </text:list>
            </text:list-item>
            <text:list-item>
              <text:p text:style-name="P60">T-1.2 : view</text:p>
              <text:list>
                <text:list-item>
                  <text:p text:style-name="P60">DUP : util_3___gen__trading__result__list.ctp</text:p>
                </text:list-item>
                <text:list-item>
                  <text:p text:style-name="P60">edit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3 : logic</text:p>
              <text:list>
                <text:list-item>
                  <text:p text:style-name="P60"><text:soft-page-break/>//_20200519_191713:tmp (\Controller\FxUtilitiesController.php)</text:p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  <text:p text:style-name="P9">[next]</text:p>
      <text:list xml:id="list8432923853969980492" text:style-name="L12">
        <text:list-item>
          <text:p text:style-name="P61">TASK : cont. (TASKS-26)</text:p>
          <text:list>
            <text:list-item>
              <text:p text:style-name="P61">//_20200519_192026:next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215692409761721826" text:style-name="L13">
        <text:list-item>
          <text:p text:style-name="P62">REVIEW </text:p>
        </text:list-item>
        <text:list-item>
          <text:p text:style-name="P62">TASK-1 : cont. (TASKS-26)</text:p>
          <text:list>
            <text:list-item>
              <text:list>
                <text:list-item>
                  <text:p text:style-name="P62">//_20200519_192026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CODE : upto ==&gt; get list of keywords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current ==&gt; to a function</text:p>
              <text:list>
                <text:list-item>
                  <text:p text:style-name="P62">CODE : </text:p>
                  <text:list>
                    <text:list-item>
                      <text:p text:style-name="P62">new FUNC ==&gt; “tasks_26_Gen_Combined_Trade_Result_List__Get_Keyword_List”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3 : build ==&gt; url </text:p>
              <text:list>
                <text:list-item>
                  <text:p text:style-name="P62"><text:soft-page-break/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677176975917232529" text:style-name="L14">
              <text:list-item>
                <text:p text:style-name="P35">ticket data : dpath</text:p>
                <text:list>
                  <text:list-item>
                    <text:p text:style-name="P35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5">ticket data : fname</text:p>
                <text:list>
                  <text:list-item>
                    <text:p text:style-name="P35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5">statement file : file name</text:p>
                <text:list>
                  <text:list-item>
                    <text:p text:style-name="P35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279211" text:continue-list="list8215692409761721826" text:style-name="L13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3828119207144073840" text:style-name="L15">
        <text:list-item>
          <text:p text:style-name="P63">TASK : TASKS-26</text:p>
        </text:list-item>
      </text:list>
      <text:p text:style-name="P9">[further]</text:p>
      <text:p text:style-name="P19"><text:span text:style-name="T23"><text:line-break/></text:span><text:span text:style-name="T2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666105185508073409" text:style-name="L16">
        <text:list-item>
          <text:p text:style-name="P64">REVIEW </text:p>
        </text:list-item>
        <text:list-item>
          <text:p text:style-name="P64">TASK-1</text:p>
          <text:list>
            <text:list-item>
              <text:p text:style-name="P64">T-1.1</text:p>
              <text:list>
                <text:list-item>
                  <text:p text:style-name="P6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16305468259137237" text:style-name="L17">
        <text:list-item>
          <text:p text:style-name="P65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6862638750167164100" text:style-name="L18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8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264061" text:continue-numbering="true" text:style-name="L18">
        <text:list-item>
          <text:list>
            <text:list-item>
              <text:p text:style-name="P66"/>
            </text:list-item>
          </text:list>
        </text:list-item>
      </text:list>
      <text:p text:style-name="P9"/>
      <text:p text:style-name="P9">[next]</text:p>
      <text:list xml:id="list7019975280836947549" text:style-name="L19">
        <text:list-item>
          <text:p text:style-name="P67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1923046989360285623" text:style-name="L20">
        <text:list-item>
          <text:p text:style-name="P68">REVIEW </text:p>
        </text:list-item>
        <text:list-item>
          <text:p text:style-name="P68">TASK-1 : prep ==&gt; sheet</text:p>
          <text:list>
            <text:list-item>
              <text:p text:style-name="P68">T-1.1</text:p>
              <text:list>
                <text:list-item>
                  <text:p text:style-name="P6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289917484777370225" text:style-name="L21">
              <text:list-item>
                <text:p text:style-name="P36">DUP tab</text:p>
              </text:list-item>
              <text:list-item>
                <text:p text:style-name="P36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136510246367331895" text:style-name="L22">
              <text:list-item>
                <text:p text:style-name="P37">tab “X” : BB-loc.-1 ~ -3 ==&gt; col : BW – BV – BU</text:p>
              </text:list-item>
              <text:list-item>
                <text:p text:style-name="P37">tab “X.1” : profit ==&gt; col : CH</text:p>
              </text:list-item>
            </text:list>
          </table:table-cell>
        </table:table-row>
      </table:table>
      <text:list xml:id="list36269193" text:continue-list="list1923046989360285623" text:style-name="L20">
        <text:list-item>
          <text:p text:style-name="P68">TASK-2 : OBSERVE</text:p>
          <text:list>
            <text:list-item>
              <text:p text:style-name="P6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637574667266073495" text:style-name="L23">
              <text:list-item>
                <text:p text:style-name="P38">2-2-2 ==&gt; </text:p>
                <text:list>
                  <text:list-item>
                    <text:p text:style-name="P38">total = 52</text:p>
                  </text:list-item>
                  <text:list-item>
                    <text:p text:style-name="P38">2-2-2 ==&gt; 3</text:p>
                  </text:list-item>
                  <text:list-item>
                    <text:p text:style-name="P38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497977338605571741" text:style-name="L24">
              <text:list-item>
                <text:p text:style-name="P39">2-2-2</text:p>
                <text:list>
                  <text:list-item>
                    <text:p text:style-name="P39">total = 66</text:p>
                  </text:list-item>
                  <text:list-item>
                    <text:p text:style-name="P39">2-2-2 ==&gt; 5</text:p>
                    <text:list>
                      <text:list-item>
                        <text:p text:style-name="P39">plus =&gt; 2</text:p>
                      </text:list-item>
                      <text:list-item>
                        <text:p text:style-name="P39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278322" text:continue-list="list36269193" text:style-name="L20">
        <text:list-item>
          <text:list>
            <text:list-item>
              <text:p text:style-name="P6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7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7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253776" text:continue-numbering="true" text:style-name="L20">
        <text:list-item>
          <text:list>
            <text:list-item>
              <text:p text:style-name="P68"/>
            </text:list-item>
          </text:list>
        </text:list-item>
      </text:list>
      <text:p text:style-name="P9"/>
      <text:p text:style-name="P9">[next]</text:p>
      <text:list xml:id="list4956689158155792407" text:style-name="L25">
        <text:list-item>
          <text:p text:style-name="P69">TASK-1</text:p>
          <text:list>
            <text:list-item>
              <text:p text:style-name="P69">this : THOUGHTS-2</text:p>
            </text:list-item>
          </text:list>
        </text:list-item>
        <text:list-item>
          <text:p text:style-name="P69">TASK-2 : <text:span text:style-name="T27">13.27</text:span></text:p>
          <text:list>
            <text:list-item>
              <text:p text:style-name="P69">==&gt; 5/19<text:span text:style-name="T27">の分</text:span>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292346439798561511" text:style-name="L26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70">T-1.1 : review file</text:p>
              <text:list>
                <text:list-item>
                  <text:p text:style-name="P70">CODE</text:p>
                  <text:list>
                    <text:list-item>
                      <text:p text:style-name="P70">init() ==&gt; setup() ==&gt; </text:p>
                      <text:list>
                        <text:list-item>
                          <text:p text:style-name="P70">//_20200521_144515:tmp</text:p>
                        </text:list-item>
                      </text:list>
                    </text:list-item>
                    <text:list-item>
                      <text:p text:style-name="P70">exec()</text:p>
                      <text:list>
                        <text:list-item>
                          <text:p text:style-name="P70">get_BasicData_with_RSI_BB_MFI (utils.mqh)</text:p>
                          <text:list>
                            <text:list-item>
                              <text:p text:style-name="P70">_get_FNAME</text:p>
                            </text:list-item>
                            <text:list-item>
                              <text:p text:style-name="P70">get_AryOf_RSI_BB_MFI</text:p>
                            </text:list-item>
                            <text:list-item>
                              <text:p text:style-name="P70">write2File_AryOf_BasicData_With_RSI_BB_MFI</text:p>
                            </text:list-item>
                            <text:list-item>
                              <text:p text:style-name="P7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2 : add column ==&gt; “force”</text:p>
              <text:list>
                <text:list-item>
                  <text:p text:style-name="P70">current : “no;Open;High;Low;Close;RSI;MFI;BB.2s;BB.1s;BB.main;BB.-1s;BB.-2s;Diff;High/Low;datetime”</text:p>
                </text:list-item>
                <text:list-item>
                  <text:p text:style-name="P70">new :</text:p>
                  <text:list>
                    <text:list-item>
                      <text:p text:style-name="P7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7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70">T-1.3 : edit ==&gt; get_AryOf_RSI_BB_MFI</text:p>
              <text:list>
                <text:list-item>
                  <text:p text:style-name="P70">//_20200521_145524:tmp</text:p>
                  <text:list>
                    <text:list-item>
                      <text:p text:style-name="P70">dec<text:span text:style-name="T27">lare var</text:span></text:p>
                    </text:list-item>
                  </text:list>
                </text:list-item>
                <text:list-item>
                  <text:p text:style-name="P70">//_20200521_145459:tmp (utils.mqh)</text:p>
                  <text:list>
                    <text:list-item>
                      <text:p text:style-name="P70"><text:soft-page-break/>set val</text:p>
                    </text:list-item>
                  </text:list>
                </text:list-item>
                <text:list-item>
                  <text:p text:style-name="P70">“AryOf_Data” ==&gt; add “Force” val</text:p>
                  <text:list>
                    <text:list-item>
                      <text:p text:style-name="P70">change ==&gt; param : array length</text:p>
                      <text:list>
                        <text:list-item>
                          <text:p text:style-name="P70">//_20200521_150611:tmp</text:p>
                        </text:list-item>
                        <text:list-item>
                          <text:p text:style-name="P70">11 → 12</text:p>
                        </text:list-item>
                      </text:list>
                    </text:list-item>
                    <text:list-item>
                      <text:p text:style-name="P70">change ==&gt; caller line</text:p>
                      <text:list>
                        <text:list-item>
                          <text:p text:style-name="P70">//_20200521_150728:tmp (func caller)</text:p>
                        </text:list-item>
                        <text:list-item>
                          <text:p text:style-name="P70">//20200521_150747:tmp ==&gt; dec<text:span text:style-name="T27">lare array</text:span></text:p>
                          <text:list>
                            <text:list-item>
                              <text:p text:style-name="P70"><text:span text:style-name="T2">#_ </text:span><text:span text:style-name="T27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add val : in-func lines</text:p>
                      <text:list>
                        <text:list-item>
                          <text:p text:style-name="P7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4 : edit ==&gt; write2File_AryOf_BasicData_With_RSI_BB_MFI</text:p>
              <text:list>
                <text:list-item>
                  <text:p text:style-name="P70">CODE </text:p>
                  <text:list>
                    <text:list-item>
                      <text:p text:style-name="P70"><text:span text:style-name="T2">#_ </text:span>header : _file_write__header_With_RSI_BB_MFI</text:p>
                      <text:list>
                        <text:list-item>
                          <text:p text:style-name="P70">caller : //_20200521_151117:tmp</text:p>
                        </text:list-item>
                        <text:list-item>
                          <text:p text:style-name="P70"><text:span text:style-name="T2">#_ </text:span>in-func line</text:p>
                          <text:list>
                            <text:list-item>
                              <text:p text:style-name="P70">//_20200521_151203:tmp</text:p>
                            </text:list-item>
                            <text:list-item>
                              <text:p text:style-name="P7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“write : data”</text:p>
                      <text:list>
                        <text:list-item>
                          <text:p text:style-name="P70">//_20200521_151335:tmp ==&gt; section</text:p>
                        </text:list-item>
                        <text:list-item>
                          <text:p text:style-name="P7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5 : TEST</text:p>
              <text:list>
                <text:list-item>
                  <text:p text:style-name="P70"><text:span text:style-name="T2">#_ </text:span>COMPILE </text:p>
                </text:list-item>
                <text:list-item>
                  <text:p text:style-name="P70">EXEC : obs_49_8.(A-J).(M5-55000).mq4</text:p>
                  <text:list>
                    <text:list-item>
                      <text:p text:style-name="P70">==&gt; <text:span text:style-name="T27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21537358544603879" text:style-name="L27">
        <text:list-item>
          <text:p text:style-name="P71">TASK : <text:s/><text:span text:style-name="T5">44#13.28</text:span></text:p>
          <text:list>
            <text:list-item>
              <text:p text:style-name="P71">php coding</text:p>
            </text:list-item>
          </text:list>
        </text:list-item>
      </text:list>
      <text:p text:style-name="P9">[further]</text:p>
      <text:p text:style-name="P19"><text:soft-page-break/><text:span text:style-name="T23"><text:line-break/></text:span><text:span text:style-name="T24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317376588729135668" text:style-name="L28">
        <text:list-item>
          <text:p text:style-name="P72">REVIEW </text:p>
        </text:list-item>
        <text:list-item>
          <text:p text:style-name="P72">TASK-1 : <text:s/><text:span text:style-name="T5">44#13.28</text:span></text:p>
          <text:list>
            <text:list-item>
              <text:list>
                <text:list-item>
                  <text:p text:style-name="P72">php coding</text:p>
                </text:list-item>
              </text:list>
            </text:list-item>
            <text:list-item>
              <text:p text:style-name="P72">T-1.1 : look around for files </text:p>
              <text:list>
                <text:list-item>
                  <text:p text:style-name="P72">==&gt; convert from csv to list of bardatas → where ?</text:p>
                </text:list-item>
                <text:list-item>
                  <text:p text:style-name="P72">//_20200522_114017:tmp (\FxTestController.php)</text:p>
                </text:list-item>
              </text:list>
            </text:list-item>
            <text:list-item>
              <text:p text:style-name="P72">T-1.2</text:p>
            </text:list-item>
          </text:list>
        </text:list-item>
        <text:list-item>
          <text:p text:style-name="P7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269922" text:continue-numbering="true" text:style-name="L28">
        <text:list-item>
          <text:list>
            <text:list-item>
              <text:p text:style-name="P72">T-2.1 : new FUNC : slice_Raw_Data()</text:p>
              <text:list>
                <text:list-item>
                  <text:list>
                    <text:list-item>
                      <text:p text:style-name="P72">//_20200522_115734:head</text:p>
                    </text:list-item>
                  </text:list>
                </text:list-item>
                <text:list-item>
                  <text:p text:style-name="P72">DUP</text:p>
                </text:list-item>
                <text:list-item>
                  <text:p text:style-name="P72">sig</text:p>
                </text:list-item>
                <text:list-item>
                  <text:p text:style-name="P72">labels</text:p>
                </text:list-item>
                <text:list-item>
                  <text:p text:style-name="P72">skeleton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<text:span text:style-name="T1">#_ </text:span>T-2.2 : look-around</text:p>
              <text:list>
                <text:list-item>
                  <text:p text:style-name="P72"><text:soft-page-break/>TREE</text:p>
                  <text:list>
                    <text:list-item>
                      <text:p text:style-name="P72">_slice_Raw_Data_By_Week</text:p>
                      <text:list>
                        <text:list-item>
                          <text:p text:style-name="P72">LibFxAdmin::slice_Raw_Data_By_Week</text:p>
                          <text:list>
                            <text:list-item>
                              <text:p text:style-name="P7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2.3 : func : conv_CSV_Lines_To_BarDatas ==&gt; review</text:p>
            </text:list-item>
            <text:list-item>
              <text:p text:style-name="P72"><text:span text:style-name="T1">#_ </text:span>T-2.4 : class “BarData” ==&gt; add field</text:p>
              <text:list>
                <text:list-item>
                  <text:p text:style-name="P72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6086010088166417" text:style-name="L29">
        <text:list-item>
          <text:p text:style-name="P182"><text:span text:style-name="T16">TASK : TASKS-28.1 : “</text:span><text:span text:style-name="T29">get_ListOf_BarDatas</text:span><text:span text:style-name="T16">” ==&gt; DUP</text:span></text:p>
          <text:list>
            <text:list-item>
              <text:p text:style-name="P182">//_20200105_171836:head (\Lib\utils\libfx.php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262383" text:continue-list="list36273480" text:style-name="L1">
        <text:list-item>
          <text:p text:style-name="P51">REVIEW </text:p>
        </text:list-item>
        <text:list-item>
          <text:p text:style-name="P51">TASK-1</text:p>
        </text:list-item>
      </text:list>
      <text:p text:style-name="P9"/>
      <text:p text:style-name="P9">[next]</text:p>
      <text:list xml:id="list5671972732881852427" text:style-name="L30">
        <text:list-item>
          <text:p text:style-name="P73">TASK</text:p>
        </text:list-item>
      </text:list>
      <text:p text:style-name="P9">[further]</text:p>
      <text:p text:style-name="P19"><text:span text:style-name="T23"><text:line-break/></text:span><text:soft-page-break/><text:span text:style-name="T24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2945342219053295029" text:style-name="L31">
        <text:list-item>
          <text:p text:style-name="P74">REVIEW </text:p>
        </text:list-item>
        <text:list-item>
          <text:p text:style-name="P74">TASK-1 : TASKS-28.1 : “<text:span text:style-name="T29">get_ListOf_BarDatas</text:span>” ==&gt; DUP</text:p>
          <text:list>
            <text:list-item>
              <text:list>
                <text:list-item>
                  <text:p text:style-name="P74">//_20200105_171836:head (\Lib\utils\libfx.php) </text:p>
                </text:list-item>
              </text:list>
            </text:list-item>
            <text:list-item>
              <text:p text:style-name="P74"><text:span text:style-name="T3">#_ </text:span>T-1.1 : DUP ==&gt; func : conv_CSV_Lines_To_BarDatas</text:p>
              <text:list>
                <text:list-item>
                  <text:p text:style-name="P74">conv_CSV_Lines_To_BarDatas__V2</text:p>
                  <text:list>
                    <text:list-item>
                      <text:p text:style-name="P74">//_20200522_164054:tmp</text:p>
                    </text:list-item>
                  </text:list>
                </text:list-item>
              </text:list>
            </text:list-item>
            <text:list-item>
              <text:p text:style-name="P74">T-1.2 : new FUNC : _slice_Raw_Data_By_Day (FxAdminController)</text:p>
              <text:list>
                <text:list-item>
                  <text:p text:style-name="P74">DUP : _slice_Raw_Data_By_Week</text:p>
                </text:list-item>
                <text:list-item>
                  <text:p text:style-name="P74">skeleton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278604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use ==&gt; conv_CSV_Lines_To_BarDatas__V2</text:p>
              <text:list>
                <text:list-item>
                  <text:p text:style-name="P74">CODE </text:p>
                  <text:list>
                    <text:list-item>
                      <text:p text:style-name="P74">new FUNC : LibFxAdmin::slice_Raw_Data_By_Day__V2</text:p>
                    </text:list-item>
                    <text:list-item>
                      <text:p text:style-name="P74"><text:span text:style-name="T3">#_ </text:span>DUP</text:p>
                    </text:list-item>
                    <text:list-item>
                      <text:p text:style-name="P74"><text:span text:style-name="T3">#_ </text:span>skeleton</text:p>
                    </text:list-item>
                    <text:list-item>
                      <text:p text:style-name="P74">caller lines 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<text:soft-page-break/>TEST : //_20200522_170915:tmp</text:p>
                  <text:list>
                    <text:list-item>
                      <text:p text:style-name="P74">return val : $lo_BarDatas ==&gt; show the 1<text:span text:style-name="T30">st</text:span> line</text:p>
                    </text:list-item>
                    <text:list-item>
                      <text:p text:style-name="P74">==&gt; PROBLEM : “object(BarData) {</text:p>
                    </text:list-item>
                    <text:list-item>
                      <text:p text:style-name="P74"><text:tab/>no =&gt; '1'</text:p>
                    </text:list-item>
                    <text:list-item>
                      <text:p text:style-name="P74"><text:tab/>price_Open =&gt; ';'</text:p>
                    </text:list-item>
                    <text:list-item>
                      <text:p text:style-name="P74"><text:tab/>price_High =&gt; '7'</text:p>
                    </text:list-item>
                    <text:list-item>
                      <text:p text:style-name="P74"><text:tab/>price_Low =&gt; '0'</text:p>
                    </text:list-item>
                    <text:list-item>
                      <text:p text:style-name="P74"><text:tab/>price_Close =&gt; '.'</text:p>
                    </text:list-item>
                    <text:list-item>
                      <text:p text:style-name="P74"><text:tab/>rsi =&gt; '6'</text:p>
                    </text:list-item>
                    <text:list-item>
                      <text:p text:style-name="P74"><text:tab/>mfi =&gt; '2'</text:p>
                    </text:list-item>
                    <text:list-item>
                      <text:p text:style-name="P74"><text:tab/>force =&gt; '7'</text:p>
                    </text:list-item>
                    <text:list-item>
                      <text:p text:style-name="P74"><text:tab/>bb_2S =&gt; ';'</text:p>
                    </text:list-item>
                    <text:list-item>
                      <text:p text:style-name="P7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95751630898739954" text:style-name="L32">
        <text:list-item>
          <text:p text:style-name="P75">TASK : continue ==&gt; fix problem</text:p>
          <text:list>
            <text:list-item>
              <text:p text:style-name="P75">//_20200522_171234:next (LibFxAdmin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841830638247551564" text:style-name="L33">
        <text:list-item>
          <text:p text:style-name="P7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277172" text:continue-numbering="true" text:style-name="L33">
        <text:list-item>
          <text:p text:style-name="P76"><text:span text:style-name="T1">#_ </text:span>TASK-1 : continue ==&gt; fix problem</text:p>
          <text:list>
            <text:list-item>
              <text:list>
                <text:list-item>
                  <text:p text:style-name="P76">//_20200522_171234:next (LibFxAdmin)</text:p>
                </text:list-item>
              </text:list>
            </text:list-item>
            <text:list-item>
              <text:p text:style-name="P76">T-1.1 : debugging</text:p>
              <text:list>
                <text:list-item>
                  <text:p text:style-name="P76">CODE : //debug:20200523_16112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new FUNC ==&gt; test_Libfx_Conv_CSV_Lines_To_BarDatas__V2</text:p>
              <text:list>
                <text:list-item>
                  <text:p text:style-name="P76">CODE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76">TASK-2 </text:p>
          <text:list>
            <text:list-item>
              <text:p text:style-name="P76">new FUNC : sort_CSV_Lines_BarData__By_Date</text:p>
              <text:list>
                <text:list-item>
                  <text:p text:style-name="P76">caller : //_20200523_163505:tmp</text:p>
                </text:list-item>
                <text:list-item>
                  <text:p text:style-name="P76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65786727839779208" text:style-name="L34">
        <text:list-item>
          <text:p text:style-name="P78">TASK</text:p>
          <text:list>
            <text:list-item>
              <text:p text:style-name="P78">//_20200523_164309:next (LibFxAdmin)</text:p>
            </text:list-item>
            <text:list-item>
              <text:p text:style-name="P78">ref : //_20200523_163753:ref (LibFxAdmin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7436228114572113304" text:style-name="L35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//_20200523_164309:next (LibFxAdmin)</text:p>
                </text:list-item>
                <text:list-item>
                  <text:p text:style-name="P79">ref : //_20200523_163753:ref (LibFxAdmin)</text:p>
                </text:list-item>
              </text:list>
            </text:list-item>
            <text:list-item>
              <text:p text:style-name="P79">T-1.1 : upto ==&gt; show datetime vals </text:p>
              <text:list>
                <text:list-item>
                  <text:p text:style-name="P79">CODE</text:p>
                </text:list-item>
                <text:list-item>
                  <text:p text:style-name="P79">TEST ==&gt; OK</text:p>
                </text:list-item>
              </text:list>
            </text:list-item>
            <text:list-item>
              <text:p text:style-name="P79">T-1.2 : upto → compare</text:p>
              <text:list>
                <text:list-item>
                  <text:p text:style-name="P79">//debug:20200524_112305</text:p>
                  <text:list>
                    <text:list-item>
                      <text:p text:style-name="P79">==&gt; OK</text:p>
                    </text:list-item>
                  </text:list>
                </text:list-item>
                <text:list-item>
                  <text:p text:style-name="P79">//debug:20200524_112536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3 : judge</text:p>
              <text:list>
                <text:list-item>
                  <text:p text:style-name="P79">//debug:20200524_112849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4 : sort</text:p>
              <text:list>
                <text:list-item>
                  <text:p text:style-name="P79">//_20200524_113854:tmp</text:p>
                </text:list-item>
                <text:list-item>
                  <text:p text:style-name="P79">//debug:20200524_114454</text:p>
                  <text:list>
                    <text:list-item>
                      <text:p text:style-name="P79">==&gt; OK </text:p>
                    </text:list-item>
                  </text:list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9"/>
      <text:p text:style-name="P9">[next]</text:p>
      <text:list xml:id="list3616722686335613203" text:style-name="L36">
        <text:list-item>
          <text:p text:style-name="P80">TASK : slice (TASKS-13)</text:p>
          <text:list>
            <text:list-item>
              <text:p text:style-name="P80">//_20200524_115655:next (LibFxAdmin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6497237906216430885" text:style-name="L37">
        <text:list-item>
          <text:p text:style-name="P81">REVIEW </text:p>
        </text:list-item>
        <text:list-item>
          <text:p text:style-name="P81">TASK-1 </text:p>
          <text:list>
            <text:list-item>
              <text:list>
                <text:list-item>
                  <text:p text:style-name="P46">slice (TASKS-13)</text:p>
                </text:list-item>
                <text:list-item>
                  <text:p text:style-name="P8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268738" text:continue-numbering="true" text:style-name="L37">
        <text:list-item>
          <text:list>
            <text:list-item>
              <text:p text:style-name="P81">T-1.1 : start iteration</text:p>
              <text:list>
                <text:list-item>
                  <text:p text:style-name="P81">CODE</text:p>
                </text:list-item>
                <text:list-item>
                  <text:p text:style-name="P81">TEST : //debug:20200524_160552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2 : iteration ==&gt; more → 500</text:p>
              <text:list>
                <text:list-item>
                  <text:p text:style-name="P81">//_20200524_162513:tmp</text:p>
                </text:list-item>
                <text:list-item>
                  <text:p text:style-name="P81">==&gt; OK </text:p>
                </text:list-item>
              </text:list>
            </text:list-item>
            <text:list-item>
              <text:p text:style-name="P81">T-1.3 : “$lo_CSV_Lines_By_Day” =&gt; each entry : first line ?</text:p>
              <text:list>
                <text:list-item>
                  <text:p text:style-name="P81">//_20200524_162938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4 : same as T-1.3; max iteration ==&gt; 700</text:p>
              <text:list>
                <text:list-item>
                  <text:p text:style-name="P81">//_20200524_162513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5 : max iteration ==&gt; off</text:p>
              <text:list>
                <text:list-item>
                  <text:p text:style-name="P81">//debug:20200524_160552</text:p>
                </text:list-item>
                <text:list-item>
                  <text:p text:style-name="P81">EXEC</text:p>
                </text:list-item>
                <text:list-item>
                  <text:p text:style-name="P81"><text:soft-page-break/>search ==&gt; “$lines_Day[0] =&gt;”</text:p>
                </text:list-item>
                <text:list-item>
                  <text:p text:style-name="P81"><text:span text:style-name="T1">#_ </text:span>PROBLEM : “5/21” → not included</text:p>
                  <text:list>
                    <text:list-item>
                      <text:p text:style-name="P81">TRY-1 : //_20200524_164203:tmp</text:p>
                      <text:list>
                        <text:list-item>
                          <text:p text:style-name="P81">//_20200524_164445:fix</text:p>
                        </text:list-item>
                        <text:list-item>
                          <text:p text:style-name="P81">==&gt; search “$lines_Day[0] =&gt;”</text:p>
                        </text:list-item>
                        <text:list-item>
                          <text:p text:style-name="P8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97701016660593435" text:style-name="L38">
        <text:list-item>
          <text:p text:style-name="P82">TASK : TASKS-13.1</text:p>
          <text:list>
            <text:list-item>
              <text:p text:style-name="P82">//_20200524_165246:next (FxAdminController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3144620564075445219" text:style-name="L39">
        <text:list-item>
          <text:p text:style-name="P83">REVIEW </text:p>
        </text:list-item>
        <text:list-item>
          <text:p text:style-name="P83">TASK-1<text:span text:style-name="T27"> : TASKS-13.1</text:span></text:p>
          <text:list>
            <text:list-item>
              <text:list>
                <text:list-item>
                  <text:p text:style-name="P160">//_20200524_165246:next (FxAdminController)</text:p>
                </text:list-item>
              </text:list>
            </text:list-item>
            <text:list-item>
              <text:p text:style-name="P83"><text:span text:style-name="T2">#_ </text:span><text:span text:style-name="T27">T-1.1 : func : slice_Raw_Data_By_Day__V2</text:span></text:p>
              <text:list>
                <text:list-item>
                  <text:p text:style-name="P160">CODE</text:p>
                  <text:list>
                    <text:list-item>
                      <text:p text:style-name="P160">//_20200525_160049:tmp (LibFxAdmin)</text:p>
                    </text:list-item>
                    <text:list-item>
                      <text:p text:style-name="P160">//_20200524_165246:next (FxAdminController) </text:p>
                    </text:list-item>
                  </text:list>
                </text:list-item>
                <text:list-item>
                  <text:p text:style-name="P83"><text:span text:style-name="T2">#_ </text:span><text:span text:style-name="T27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256716" text:continue-numbering="true" text:style-name="L39">
        <text:list-item>
          <text:list>
            <text:list-item>
              <text:p text:style-name="P160">T-1.2 : write to file </text:p>
              <text:list>
                <text:list-item>
                  <text:list>
                    <text:list-item>
                      <text:p text:style-name="P160">//_20200525_161041:tmp</text:p>
                    </text:list-item>
                  </text:list>
                </text:list-item>
              </text:list>
            </text:list-item>
            <text:list-item>
              <text:p text:style-name="P83"><text:span text:style-name="T2">#_ </text:span><text:span text:style-name="T27">T-1.2.1 : build → dst dir path</text:span></text:p>
            </text:list-item>
            <text:list-item>
              <text:p text:style-name="P83"><text:span text:style-name="T2">#_ </text:span><text:span text:style-name="T27">T-1.2.2 : make dirs </text:span></text:p>
              <text:list>
                <text:list-item>
                  <text:p text:style-name="P160">==&gt; OK</text:p>
                </text:list-item>
              </text:list>
            </text:list-item>
            <text:list-item>
              <text:p text:style-name="P83">T-1.2.3 : <text:span text:style-name="T27">build → file path, full</text:span></text:p>
            </text:list-item>
          </text:list>
        </text:list-item>
      </text:list>
      <text:p text:style-name="P22"/>
      <text:p text:style-name="P9">[next]</text:p>
      <text:list xml:id="list7547548276734459801" text:style-name="L40">
        <text:list-item>
          <text:p text:style-name="P84">TASK : this ==&gt; T-1.2.3 (<text:span text:style-name="T27">TASKS-13.1)</text:span></text:p>
          <text:list>
            <text:list-item>
              <text:p text:style-name="P161">//_20200525_164903:tmp (FxAdminController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8608689267754539992" text:style-name="L41">
        <text:list-item>
          <text:p text:style-name="P8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254560" text:continue-numbering="true" text:style-name="L41">
        <text:list-item>
          <text:p text:style-name="P85">TASK-1</text:p>
          <text:list>
            <text:list-item>
              <text:p text:style-name="P85">T-1.1 : build file full path</text:p>
              <text:list>
                <text:list-item>
                  <text:p text:style-name="P85">==&gt; OK : //_20200526_114404:tmp</text:p>
                </text:list-item>
              </text:list>
            </text:list-item>
            <text:list-item>
              <text:p text:style-name="P85">T-1.2 : file ==&gt; wri<text:span text:style-name="T27">te (blank)</text:span></text:p>
              <text:list>
                <text:list-item>
                  <text:p text:style-name="P162">//_20200526_114428:tmp</text:p>
                </text:list-item>
                <text:list-item>
                  <text:p text:style-name="P162"><text:soft-page-break/>==&gt; OK</text:p>
                </text:list-item>
              </text:list>
            </text:list-item>
            <text:list-item>
              <text:p text:style-name="P162">T-1.3 : file → write : header</text:p>
              <text:list>
                <text:list-item>
                  <text:p text:style-name="P162">//_20200526_114637:tmp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T-1.4 : file → write : data</text:p>
              <text:list>
                <text:list-item>
                  <text:p text:style-name="P162">//_20200526_115023:tmp</text:p>
                </text:list-item>
                <text:list-item>
                  <text:p text:style-name="P162">==&gt; OK</text:p>
                </text:list-item>
              </text:list>
            </text:list-item>
          </text:list>
        </text:list-item>
      </text:list>
      <text:p text:style-name="P9">[next]</text:p>
      <text:list xml:id="list1675000780037732691" text:style-name="L42">
        <text:list-item>
          <text:p text:style-name="P86">TASK : continue ==&gt; wri<text:span text:style-name="T27">tten csv lines → reverse order ----&gt; Z-A</text:span></text:p>
          <text:list>
            <text:list-item>
              <text:p text:style-name="P163">//_20200526_115844:next // FxAdminController</text:p>
            </text:list-item>
            <text:list-item>
              <text:p text:style-name="P163">//_20200526_115755:tmp (LibFxAdmin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88433871035592309" text:style-name="L43">
        <text:list-item>
          <text:p text:style-name="P87">REVIEW <text:s/></text:p>
        </text:list-item>
        <text:list-item>
          <text:p text:style-name="P87">TASK-1 : wri<text:span text:style-name="T27">tten csv lines → reverse order ----&gt; Z-A</text:span></text:p>
          <text:list>
            <text:list-item>
              <text:list>
                <text:list-item>
                  <text:p text:style-name="P164">//_20200526_115844:next // FxAdminController</text:p>
                </text:list-item>
                <text:list-item>
                  <text:p text:style-name="P164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285712" text:continue-numbering="true" text:style-name="L43">
        <text:list-item>
          <text:list>
            <text:list-item>
              <text:p text:style-name="P87">T-1.1 : conditioning</text:p>
              <text:list>
                <text:list-item>
                  <text:p text:style-name="P87">CODE : //_20200526_183618:tmp</text:p>
                </text:list-item>
                <text:list-item>
                  <text:p text:style-name="P87"><text:soft-page-break/>TEST ==&gt;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020494564398487875" text:style-name="L44">
        <text:list-item>
          <text:p text:style-name="P88">TASK : TASKS-13b</text:p>
          <text:list>
            <text:list-item>
              <text:p text:style-name="P88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750936183706290872" text:style-name="L45">
        <text:list-item>
          <text:p text:style-name="P8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273534" text:continue-numbering="true" text:style-name="L45">
        <text:list-item>
          <text:p text:style-name="P89">TASK-1 : TASKS-13b </text:p>
          <text:list>
            <text:list-item>
              <text:list>
                <text:list-item>
                  <text:p text:style-name="P89">//_20200526_184754:next<text:tab/>FxAdminController</text:p>
                </text:list-item>
                <text:list-item>
                  <text:p text:style-name="P89">use → param vals</text:p>
                </text:list-item>
              </text:list>
            </text:list-item>
            <text:list-item>
              <text:p text:style-name="P89"><text:span text:style-name="T1">#_ </text:span>T-1.1 : show → param vals in debug lines</text:p>
            </text:list-item>
            <text:list-item>
              <text:p text:style-name="P89">T-1.2 : use ==&gt; new csv file</text:p>
              <text:list>
                <text:list-item>
                  <text:p text:style-name="P89">05.15 ~ last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2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272060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3 : 5.13 ~</text:p>
              <text:list>
                <text:list-item>
                  <text:p text:style-name="P89"><text:soft-page-break/>new csv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2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280989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>[next]</text:p>
      <text:list xml:id="list5717179669907042053" text:style-name="L46">
        <text:list-item>
          <text:p text:style-name="P90">TASK : COMPLETE</text:p>
        </text:list-item>
        <text:list-item>
          <text:p text:style-name="P90">==&gt; start : fx_tester_T_1__V2()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9097213304421357523" text:style-name="L47">
        <text:list-item>
          <text:p text:style-name="P91">REVIEW </text:p>
        </text:list-item>
        <text:list-item>
          <text:p text:style-name="P91">TASK-1 : setup</text:p>
          <text:list>
            <text:list-item>
              <text:p text:style-name="P91">T-1.1 : DUP ==&gt; fx_tester_T_1</text:p>
              <text:list>
                <text:list-item>
                  <text:p text:style-name="P91">DUP</text:p>
                </text:list-item>
                <text:list-item>
                  <text:p text:style-name="P91">skeleton </text:p>
                </text:list-item>
                <text:list-item>
                  <text:p text:style-name="P9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25795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1">==&gt; OK : “Missing View”</text:p>
                    </text:list-item>
                  </text:list>
                </text:list-item>
              </text:list>
            </text:list-item>
            <text:list-item>
              <text:p text:style-name="P91"><text:soft-page-break/>T-1.2 : view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51475940048228004" text:style-name="L48">
        <text:list-item>
          <text:p text:style-name="P92">TASK<text:span text:style-name="T27"> : TASKS-29.1</text:span></text:p>
          <text:list>
            <text:list-item>
              <text:p text:style-name="P165">//_20200527_103506:next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4721374124324565277" text:style-name="L49">
        <text:list-item>
          <text:p text:style-name="P9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280422" text:continue-numbering="true" text:style-name="L49">
        <text:list-item>
          <text:p text:style-name="P93">TASK-1 : <text:span text:style-name="T27">TASKS-29.1</text:span></text:p>
          <text:list>
            <text:list-item>
              <text:list>
                <text:list-item>
                  <text:p text:style-name="P166">//_20200527_103506:next</text:p>
                </text:list-item>
                <text:list-item>
                  <text:p text:style-name="P166">new FUNC : fx_tester_T_1__Order_Buy__V2()</text:p>
                </text:list-item>
              </text:list>
            </text:list-item>
            <text:list-item>
              <text:p text:style-name="P166"><text:span text:style-name="T1">#_ </text:span>T-1.1</text:p>
              <text:list>
                <text:list-item>
                  <text:p text:style-name="P166">sig / label / caller</text:p>
                </text:list-item>
                <text:list-item>
                  <text:p text:style-name="P166">==&gt; OK</text:p>
                </text:list-item>
              </text:list>
            </text:list-item>
            <text:list-item>
              <text:p text:style-name="P166"><text:span text:style-name="T1">#_ </text:span>T-1.2 : “step : 0 : 0 : A : 1” ==&gt; params</text:p>
              <text:list>
                <text:list-item>
                  <text:p text:style-name="P166">//_20200528_140405:ref</text:p>
                </text:list-item>
                <text:list-item>
                  <text:p text:style-name="P166"><text:soft-page-break/>CODE : //_20200528_140426:tmp</text:p>
                </text:list-item>
                <text:list-item>
                  <text:p text:style-name="P166"/>
                </text:list-item>
              </text:list>
            </text:list-item>
            <text:list-item>
              <text:p text:style-name="P166">T-1.X : “prep : log dir” : </text:p>
              <text:list>
                <text:list-item>
                  <text:p text:style-name="P166">ref : //_20200201_161421:tmp</text:p>
                </text:list-item>
                <text:list-item>
                  <text:p text:style-name="P166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69323996056672096" text:style-name="L50">
        <text:list-item>
          <text:p text:style-name="P94">TASK-1 : <text:span text:style-name="T27">“prep : log dir” : </text:span></text:p>
          <text:list>
            <text:list-item>
              <text:p text:style-name="P167">ref : //_20200201_161421:tmp</text:p>
            </text:list-item>
            <text:list-item>
              <text:p text:style-name="P167">CODE : //_20200528_140148:tmp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2687819170976990390" text:style-name="L51">
        <text:list-item>
          <text:p text:style-name="P9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278948" text:continue-numbering="true" text:style-name="L51">
        <text:list-item>
          <text:p text:style-name="P95">TASK-1</text:p>
          <text:list>
            <text:list-item>
              <text:p text:style-name="P95">T-1.1 : dpath log</text:p>
              <text:list>
                <text:list-item>
                  <text:p text:style-name="P95">//_20200529_181231:tmp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2 : “prep : log dir” ==&gt; to a func</text:p>
              <text:list>
                <text:list-item>
                  <text:p text:style-name="P95">CODE : //_20200529_182703:tmp</text:p>
                  <text:list>
                    <text:list-item>
                      <text:p text:style-name="P95">fx_tester_T_1__Order_Buy__V2__Log_Dir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1.3 : params ==&gt; to a func</text:p>
              <text:list>
                <text:list-item>
                  <text:p text:style-name="P95">CODE : //_20200529_183406:tmp</text:p>
                  <text:list>
                    <text:list-item>
                      <text:p text:style-name="P95">fx_tester_T_1__Order_Buy__V2__Params</text:p>
                    </text:list-item>
                    <text:list-item>
                      <text:p text:style-name="P9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115034273216930489" text:style-name="L52">
        <text:list-item>
          <text:p text:style-name="P96">TASK : //_20200529_185258:next (FxTestController)</text:p>
        </text:list-item>
      </text:list>
      <text:p text:style-name="P9">[further]</text:p>
      <text:p text:style-name="P19"><text:span text:style-name="T23"><text:line-break/></text:span><text:span text:style-name="T24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676990357979806677" text:style-name="L53">
        <text:list-item>
          <text:p text:style-name="P9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258418" text:continue-numbering="true" text:style-name="L53">
        <text:list-item>
          <text:p text:style-name="P97">TASK-1 </text:p>
          <text:list>
            <text:list-item>
              <text:list>
                <text:list-item>
                  <text:p text:style-name="P97">//_20200529_185258:next (FxTestController)</text:p>
                </text:list-item>
                <text:list-item>
                  <text:p text:style-name="P97">TASKS-29.2 : get : list of bardatas</text:p>
                </text:list-item>
                <text:list-item>
                  <text:p text:style-name="P97">csv</text:p>
                  <text:list>
                    <text:list-item>
                      <text:p text:style-name="P97"/>
                    </text:list-item>
                  </text:list>
                </text:list-item>
              </text:list>
            </text:list-item>
            <text:list-item>
              <text:p text:style-name="P97">T-1.1 : review the situation</text:p>
              <text:list>
                <text:list-item>
                  <text:p text:style-name="P97">wri<text:span text:style-name="T27">te log : //_20200530_130239:tmp</text:span></text:p>
                </text:list-item>
                <text:list-item>
                  <text:p text:style-name="P168">==&gt; OK</text:p>
                </text:list-item>
              </text:list>
            </text:list-item>
            <text:list-item>
              <text:p text:style-name="P97"><text:span text:style-name="T2">#_ </text:span><text:span text:style-name="T27">SEG-1 : gen → slicded csv files</text:span></text:p>
              <text:list>
                <text:list-item>
                  <text:p text:style-name="P168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2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285939" text:continue-numbering="true" text:style-name="L53">
        <text:list-item>
          <text:list>
            <text:list-item>
              <text:p text:style-name="P168">SEG-2 : new param ==&gt; dpath for source csv file</text:p>
              <text:list>
                <text:list-item>
                  <text:p text:style-name="P168">S-2.1 : //_20200528_132032:head</text:p>
                  <text:list>
                    <text:list-item>
                      <text:p text:style-name="P168">CODE</text:p>
                    </text:list-item>
                    <text:list-item>
                      <text:p text:style-name="P168">TEST ==&gt; </text:p>
                    </text:list-item>
                  </text:list>
                </text:list-item>
              </text:list>
            </text:list-item>
            <text:list-item>
              <text:p text:style-name="P168">T-1.2 : review ==&gt; Libfx::get_ListOf_BarDatas</text:p>
              <text:list>
                <text:list-item>
                  <text:p text:style-name="P168">new FUNC : Libfx::get_ListOf_BarDatas__V2</text:p>
                  <text:list>
                    <text:list-item>
                      <text:p text:style-name="P168">DUP / sig / labels / skeleton / </text:p>
                    </text:list-item>
                    <text:list-item>
                      <text:p text:style-name="P168"><text:soft-page-break/>caller </text:p>
                    </text:list-item>
                    <text:list-item>
                      <text:p text:style-name="P168">==&gt; OK</text:p>
                    </text:list-item>
                  </text:list>
                </text:list-item>
              </text:list>
            </text:list-item>
            <text:list-item>
              <text:p text:style-name="P168">T-1.3 : get_ListOf_BarDatas__V2</text:p>
              <text:list>
                <text:list-item>
                  <text:p text:style-name="P168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99444881259530384" text:style-name="L54">
        <text:list-item>
          <text:p text:style-name="P98">TASK : testing</text:p>
          <text:list>
            <text:list-item>
              <text:p text:style-name="P98">//_20200530_143853:next (FxTestController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8078153579391353343" text:style-name="L55">
        <text:list-item>
          <text:p text:style-name="P99">REVIEW </text:p>
        </text:list-item>
        <text:list-item>
          <text:p text:style-name="P99">TASK-1 : testing</text:p>
          <text:list>
            <text:list-item>
              <text:list>
                <text:list-item>
                  <text:p text:style-name="P99">//_20200530_143853:next (FxTestController)</text:p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draw : flowchart</text:p>
                  <text:list>
                    <text:list-item>
                      <text:p text:style-name="P99">ref : </text:p>
                      <text:list>
                        <text:list-item>
                          <text:p text:style-name="P9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9">SEG-1 : while-loop ==&gt; to a func</text:p>
                      <text:list>
                        <text:list-item>
                          <text:p text:style-name="P99">S-1.1</text:p>
                          <text:list>
                            <text:list-item>
                              <text:p text:style-name="P99">//_20200531_132021:tmp</text:p>
                            </text:list-item>
                            <text:list-item>
                              <text:p text:style-name="P99">fx_tester_T_1__Order_Buy__V2__While_Loop</text:p>
                            </text:list-item>
                          </text:list>
                        </text:list-item>
                        <text:list-item>
                          <text:p text:style-name="P99">TEST ==&gt; 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SEG-2 : new FILE : PD.php (pattern detecter)</text:p>
                      <text:list>
                        <text:list-item>
                          <text:p text:style-name="P99">S-2.1 : new FILE : PD.php</text:p>
                          <text:list>
                            <text:list-item>
                              <text:p text:style-name="P99">DUP</text:p>
                            </text:list-item>
                            <text:list-item>
                              <text:p text:style-name="P99">==&gt; OK</text:p>
                            </text:list-item>
                          </text:list>
                        </text:list-item>
                        <text:list-item>
                          <text:p text:style-name="P99">S-2.2 : new FUNC : dp_All()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46036881465106524" text:style-name="L56">
        <text:list-item>
          <text:p text:style-name="P100">TASK : while-loop ==&gt; add → for-loop</text:p>
          <text:list>
            <text:list-item>
              <text:p text:style-name="P100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3"><text:line-break/></text:span><text:span text:style-name="T24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7271418898861408163" text:style-name="L57">
        <text:list-item>
          <text:p text:style-name="P101">REVIEW </text:p>
        </text:list-item>
        <text:list-item>
          <text:p text:style-name="P101">TASK-1 : while-loop ==&gt; add → for-loop</text:p>
          <text:list>
            <text:list-item>
              <text:list>
                <text:list-item>
                  <text:p text:style-name="P101">//_20200531_142253:next</text:p>
                </text:list-item>
              </text:list>
            </text:list-item>
            <text:list-item>
              <text:p text:style-name="P101"><text:span text:style-name="T1">#_ </text:span>T-1.1 </text:p>
              <text:list>
                <text:list-item>
                  <text:p text:style-name="P101">for-loop ==&gt; start coding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pan text:style-name="T1">#_ </text:span>T-1.2 : for-loop ==&gt; to a func</text:p>
              <text:list>
                <text:list-item>
                  <text:p text:style-name="P101">new FUNC : fx_tester_T_1__Order_Buy__V2__For_Loop</text:p>
                  <text:list>
                    <text:list-item>
                      <text:p text:style-name="P101">//_20200601_093740:caller</text:p>
                    </text:list-item>
                    <text:list-item>
                      <text:p text:style-name="P101">//_20200601_093744:head</text:p>
                    </text:list-item>
                    <text:list-item>
                      <text:p text:style-name="P101">//_20200601_093747:wl</text:p>
                    </text:list-item>
                  </text:list>
                </text:list-item>
                <text:list-item>
                  <text:p text:style-name="P101">debug : //debug:20200601_094308</text:p>
                </text:list-item>
                <text:list-item>
                  <text:p text:style-name="P101">TEST ==&gt;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3 : “position ==&gt; taken ?” → in the for-loop</text:p>
              <text:list>
                <text:list-item>
                  <text:p text:style-name="P101"><text:span text:style-name="T1">#_ </text:span>CODE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4 : loop ==&gt; get total num</text:p>
              <text:list>
                <text:list-item>
                  <text:p text:style-name="P101">CODE : //_20200601_101537:tmp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40501910492754225" text:style-name="L58">
        <text:list-item>
          <text:p text:style-name="P102">TASK : pattern detection</text:p>
          <text:list>
            <text:list-item>
              <text:p text:style-name="P102">//_20200601_101636:next</text:p>
            </text:list-item>
            <text:list-item>
              <text:p text:style-name="P102">ref : //_20200601_101723:ref</text:p>
            </text:list-item>
          </text:list>
        </text:list-item>
      </text:list>
      <text:p text:style-name="P9">[further]</text:p>
      <text:p text:style-name="P19"><text:span text:style-name="T23"><text:line-break/></text:span><text:soft-page-break/><text:span text:style-name="T24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4550535336529962268" text:style-name="L59">
        <text:list-item>
          <text:p text:style-name="P103">REVIEW </text:p>
        </text:list-item>
        <text:list-item>
          <text:p text:style-name="P103">TASK-1 </text:p>
          <text:list>
            <text:list-item>
              <text:list>
                <text:list-item>
                  <text:p text:style-name="P47">pattern detection</text:p>
                  <text:list>
                    <text:list-item>
                      <text:p text:style-name="P103">//_20200601_101636:next</text:p>
                    </text:list-item>
                    <text:list-item>
                      <text:p text:style-name="P103">ref : //_20200601_101723:ref</text:p>
                    </text:list-item>
                  </text:list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 : C/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3">CODE : //_20200601_142250:tmp</text:p>
                </text:list-item>
                <text:list-item>
                  <text:p text:style-name="P103">TES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3: “j2 : Y : 2” : flag</text:p>
              <text:list>
                <text:list-item>
                  <text:p text:style-name="P103"><text:span text:style-name="T1">#_ </text:span>CODE 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4 : “step : 2 : j2 : choice-1 : Y : 3” → position</text:p>
              <text:list>
                <text:list-item>
                  <text:p text:style-name="P103">CODE : //_20200601_150706:tm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oft-page-break/>T-1.5 : “step : 2 : j2 : choice-1 : Y : 4” → flag </text:p>
              <text:list>
                <text:list-item>
                  <text:p text:style-name="P103">CODE : //_20200601_151123:tmp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28575993233060070" text:style-name="L60">
        <text:list-item>
          <text:p text:style-name="P104">TASK : for-loop index ==&gt; return var $i → ($i * 2) ==&gt;</text:p>
          <text:list>
            <text:list-item>
              <text:p text:style-name="P104">==&gt; in while-loop → add line</text:p>
              <text:list>
                <text:list-item>
                  <text:p text:style-name="P104">“if $i &gt; $lenOf_LO_BarDatas ==&gt; break while-loop”</text:p>
                </text:list-item>
              </text:list>
            </text:list-item>
            <text:list-item>
              <text:p text:style-name="P104">//_20200601_152352:tmp (FxTestController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095281580614656943" text:style-name="L61">
        <text:list-item>
          <text:p text:style-name="P105">REVIEW </text:p>
          <text:list>
            <text:list-item>
              <text:p text:style-name="P105">==&gt; OK</text:p>
            </text:list-item>
          </text:list>
        </text:list-item>
        <text:list-item>
          <text:p text:style-name="P105">TASK-1 : for-loop index ==&gt; return var $i → ($i * 2) ==&gt;</text:p>
          <text:list>
            <text:list-item>
              <text:list>
                <text:list-item>
                  <text:p text:style-name="P105">==&gt; in while-loop → add line</text:p>
                  <text:list>
                    <text:list-item>
                      <text:p text:style-name="P105">“if $i &gt; $lenOf_LO_BarDatas ==&gt; break while-loop”</text:p>
                    </text:list-item>
                  </text:list>
                </text:list-item>
                <text:list-item>
                  <text:p text:style-name="P105">//_20200601_152352:tmp (FxTestController)</text:p>
                </text:list-item>
              </text:list>
            </text:list-item>
            <text:list-item>
              <text:p text:style-name="P105"><text:span text:style-name="T1">#_ </text:span>T-1.1 : //coding:20200603_162120</text:p>
              <text:list>
                <text:list-item>
                  <text:p text:style-name="P105">debug : $idxOf_ForLoop_Last ==&gt; show the val in the while-loop</text:p>
                </text:list-item>
                <text:list-item>
                  <text:p text:style-name="P105">==&gt; OK</text:p>
                </text:list-item>
              </text:list>
            </text:list-item>
            <text:list-item>
              <text:p text:style-name="P105">T-1.2 :</text:p>
              <text:list>
                <text:list-item>
                  <text:list>
                    <text:list-item>
                      <text:p text:style-name="P105"><text:soft-page-break/>fx_tester_T_1__Order_Buy__V2__For_Loop</text:p>
                      <text:list>
                        <text:list-item>
                          <text:p text:style-name="P105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5">CODE : </text:p>
                  <text:list>
                    <text:list-item>
                      <text:p text:style-name="P105">//coding:20200603_162557 ==&gt; receiver line</text:p>
                    </text:list-item>
                    <text:list-item>
                      <text:p text:style-name="P105">//code:20200603_162633 ==&gt; func</text:p>
                    </text:list-item>
                  </text:list>
                </text:list-item>
                <text:list-item>
                  <text:p text:style-name="P105">TEST : debug “$idxOf_Position_Start”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3 : </text:p>
              <text:list>
                <text:list-item>
                  <text:list>
                    <text:list-item>
                      <text:p text:style-name="P105">$idxOf_Position_Start ==&gt; </text:p>
                    </text:list-item>
                    <text:list-item>
                      <text:p text:style-name="P105">//coding:20200603_163513 ==&gt; receiver line</text:p>
                    </text:list-item>
                  </text:list>
                </text:list-item>
                <text:list-item>
                  <text:p text:style-name="P105">CODE</text:p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==&gt; updated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4 :</text:p>
              <text:list>
                <text:list-item>
                  <text:list>
                    <text:list-item>
                      <text:p text:style-name="P105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5">CODE</text:p>
                  <text:list>
                    <text:list-item>
                      <text:p text:style-name="P105">//code:20200603_164105 ==&gt; while loop</text:p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&gt;= 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5 : review </text:p>
              <text:list>
                <text:list-item>
                  <text:list>
                    <text:list-item>
                      <text:p text:style-name="P105">“j2 : choice-1 : Y : 3” ==&gt; init position</text:p>
                    </text:list-item>
                  </text:list>
                </text:list-item>
                <text:list-item>
                  <text:p text:style-name="P105"/>
                </text:list-item>
              </text:list>
            </text:list-item>
          </text:list>
        </text:list-item>
      </text:list>
      <text:p text:style-name="P9">[next]</text:p>
      <text:list xml:id="list6633125104221185019" text:style-name="L62">
        <text:list-item>
          <text:p text:style-name="P106">TASK-1 : “j2 : choice-1 : Y : 3”</text:p>
          <text:list>
            <text:list-item>
              <text:p text:style-name="P106">==&gt; further</text:p>
            </text:list-item>
            <text:list-item>
              <text:p text:style-name="P106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3"><text:line-break/></text:span><text:span text:style-name="T24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1322421632863154564" text:style-name="L63">
        <text:list-item>
          <text:p text:style-name="P107">REVIEW </text:p>
        </text:list-item>
        <text:list-item>
          <text:p text:style-name="P107">TASK-1 : “j2 : choice-1 : Y : 3”</text:p>
          <text:list>
            <text:list-item>
              <text:list>
                <text:list-item>
                  <text:p text:style-name="P107">==&gt; further</text:p>
                </text:list-item>
                <text:list-item>
                  <text:p text:style-name="P107">//next:20200603_164949 [FxTestController </text:p>
                  <text:list>
                    <text:list-item>
                      <text:p text:style-name="P107">fx_tester_T_1__Order_Buy__V2__For_Loop</text:p>
                    </text:list-item>
                  </text:list>
                </text:list-item>
                <text:list-item>
                  <text:p text:style-name="P107">ref : </text:p>
                  <text:list>
                    <text:list-item>
                      <text:p text:style-name="P107">LibEaTester::fx_tester_T_1__Exec</text:p>
                    </text:list-item>
                    <text:list-item>
                      <text:p text:style-name="P107">LibEaTester::loop_J1_N (position not taken)</text:p>
                      <text:list>
                        <text:list-item>
                          <text:p text:style-name="P107">//ref:20200604_122301</text:p>
                        </text:list-item>
                        <text:list-item>
                          <text:p text:style-name="P10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1 : new FUNC ==&gt; set_Vals_To_Pos($i, $bardata) : void</text:p>
              <text:list>
                <text:list-item>
                  <text:p text:style-name="P107">CODE</text:p>
                  <text:list>
                    <text:list-item>
                      <text:p text:style-name="P107">LibEaTester_2 : //head:20200604_123006</text:p>
                    </text:list-item>
                    <text:list-item>
                      <text:p text:style-name="P107">caller line : //code:20200604_123320</text:p>
                    </text:list-item>
                    <text:list-item>
                      <text:p text:style-name="P107"><text:span text:style-name="T1">#_ </text:span>new globa vars : //code:20200604_123320</text:p>
                      <text:list>
                        <text:list-item>
                          <text:p text:style-name="P107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7">TEST ==&gt; </text:p>
                  <text:list>
                    <text:list-item>
                      <text:p text:style-name="P107">ADD : new CONS</text:p>
                      <text:list>
                        <text:list-item>
                          <text:p text:style-name="P107">//code:20200604_125131</text:p>
                        </text:list-item>
                      </text:list>
                    </text:list-item>
                    <text:list-item>
                      <text:p text:style-name="P10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99410390051442362" text:style-name="L64">
        <text:list-item>
          <text:p text:style-name="P108">TASK : continue ==&gt; “j1 : Y : 2” ~</text:p>
          <text:list>
            <text:list-item>
              <text:p text:style-name="P108">//next:20200604_131159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411593252550945088" text:style-name="L65">
        <text:list-item>
          <text:p text:style-name="P109"><text:span text:style-name="T1">#_ </text:span>REVIEW </text:p>
        </text:list-item>
        <text:list-item>
          <text:p text:style-name="P109">TASK-1 : “j2 : Y : 5”</text:p>
          <text:list>
            <text:list-item>
              <text:list>
                <text:list-item>
                  <text:p text:style-name="P109">//code:20200604_174850</text:p>
                </text:list-item>
              </text:list>
            </text:list-item>
            <text:list-item>
              <text:p text:style-name="P109">T-1.1 : new FUNC ==&gt; “is_SL()” </text:p>
              <text:list>
                <text:list-item>
                  <text:p text:style-name="P109">CODE</text:p>
                </text:list-item>
                <text:list-item>
                  <text:p text:style-name="P109">TEST : search ==&gt; “is_SL ==&gt; ”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095142817961233064" text:style-name="L66">
        <text:list-item>
          <text:p text:style-name="P110">TASK : “j3.1 : N : 2”</text:p>
          <text:list>
            <text:list-item>
              <text:p text:style-name="P110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5946594631370025260" text:style-name="L67">
        <text:list-item>
          <text:p text:style-name="P111"><text:span text:style-name="T1">#_ </text:span>REVIEW ==&gt; OK</text:p>
        </text:list-item>
        <text:list-item>
          <text:p text:style-name="P111">TASK-1 : “j3.1 : N : 2”</text:p>
          <text:list>
            <text:list-item>
              <text:list>
                <text:list-item>
                  <text:p text:style-name="P111">//next:20200604_181437<text:tab/>: FxTestController <text:s text:c="2"/></text:p>
                </text:list-item>
              </text:list>
            </text:list-item>
            <text:list-item>
              <text:p text:style-name="P111">T-1.1 : “j3.1 : N : 1”</text:p>
              <text:list>
                <text:list-item>
                  <text:p text:style-name="P111">==&gt; OK </text:p>
                </text:list-item>
              </text:list>
            </text:list-item>
            <text:list-item>
              <text:p text:style-name="P111">T-1.2 : new FUNC ==&gt; “LibEaTester_2::is_TP”</text:p>
              <text:list>
                <text:list-item>
                  <text:list>
                    <text:list-item>
                      <text:p text:style-name="P111">//code:20200605_123445</text:p>
                    </text:list-item>
                  </text:list>
                </text:list-item>
                <text:list-item>
                  <text:p text:style-name="P111">DUP / sig / labels</text:p>
                </text:list-item>
                <text:list-item>
                  <text:p text:style-name="P111">caller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==&gt; OK : ~ “j2 : choice-1 : j3-2 : 2 : N : 1”</text:p>
            </text:list-item>
          </text:list>
        </text:list-item>
      </text:list>
      <text:p text:style-name="P9"/>
      <text:p text:style-name="P9">[next]</text:p>
      <text:list xml:id="list4892461436710530555" text:style-name="L68">
        <text:list-item>
          <text:p text:style-name="P112">TASK : “j2 : choice-1 : j3-2 : 2 : N : 2” ~</text:p>
          <text:list>
            <text:list-item>
              <text:p text:style-name="P112">//next:20200605_125122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6007573379304591496" text:style-name="L69">
        <text:list-item>
          <text:p text:style-name="P113"><text:span text:style-name="T1">#_ </text:span>REVIEW <text:s/></text:p>
        </text:list-item>
        <text:list-item>
          <text:p text:style-name="P113">TASK-1 : “j2 : choice-1 : j3-2 : 2 : N : 2” ~</text:p>
          <text:list>
            <text:list-item>
              <text:list>
                <text:list-item>
                  <text:p text:style-name="P113">//next:20200605_125122</text:p>
                </text:list-item>
                <text:list-item>
                  <text:p text:style-name="P113">==&gt; update pos</text:p>
                </text:list-item>
              </text:list>
            </text:list-item>
            <text:list-item>
              <text:p text:style-name="P113">T-1.1 : new FUNC : update_Pos($_bardata, $_pos, $_strOf_Position_Type, $_dpath_Log, $_fname_Log) / LibEaTester_2</text:p>
              <text:list>
                <text:list-item>
                  <text:p text:style-name="P113">CODE : <text:span text:style-name="T27">//code:20200606_113647</text:span></text:p>
                  <text:list>
                    <text:list-item>
                      <text:p text:style-name="P113">sig / labels</text:p>
                      <text:list>
                        <text:list-item>
                          <text:p text:style-name="P113">//caller:20200606_113407</text:p>
                        </text:list-item>
                        <text:list-item>
                          <text:p text:style-name="P113">//head:20200606_113413</text:p>
                        </text:list-item>
                        <text:list-item>
                          <text:p text:style-name="P113">//wl:20200606_113416</text:p>
                        </text:list-item>
                      </text:list>
                    </text:list-item>
                    <text:list-item>
                      <text:p text:style-name="P113">caller</text:p>
                    </text:list-item>
                    <text:list-item>
                      <text:p text:style-name="P113">debug line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“j3-3” → trail start ?</text:p>
            </text:list-item>
          </text:list>
        </text:list-item>
      </text:list>
      <text:p text:style-name="P9"/>
      <text:p text:style-name="P9">[next]</text:p>
      <text:list xml:id="list6353939839461734175" text:style-name="L70">
        <text:list-item>
          <text:p text:style-name="P114">TASK : this == T-1.2 : “j3-3” → trail start ?</text:p>
          <text:list>
            <text:list-item>
              <text:p text:style-name="P114">//next:20200606_115039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3144691470283631195" text:style-name="L71">
        <text:list-item>
          <text:p text:style-name="P115">REVIEW </text:p>
        </text:list-item>
        <text:list-item>
          <text:p text:style-name="P115">TASK-1 : this == T-1.2 : “j3-3” → trail start ?</text:p>
          <text:list>
            <text:list-item>
              <text:list>
                <text:list-item>
                  <text:p text:style-name="P115">//next:20200606_115039:n</text:p>
                </text:list-item>
              </text:list>
            </text:list-item>
            <text:list-item>
              <text:p text:style-name="P115">T-1.1 : new FUNC ==&gt; is_Trailing($_bardata, $pos, $_strOf_Position_Type, $_dpath_Log, $_fname_Log)</text:p>
              <text:list>
                <text:list-item>
                  <text:p text:style-name="P115">CODE</text:p>
                  <text:list>
                    <text:list-item>
                      <text:p text:style-name="P115">DUP / sig / labels</text:p>
                    </text:list-item>
                    <text:list-item>
                      <text:p text:style-name="P115">caller</text:p>
                    </text:list-item>
                    <text:list-item>
                      <text:p text:style-name="P115">debug ==&gt; skeleton</text:p>
                    </text:list-item>
                  </text:list>
                </text:list-item>
                <text:list-item>
                  <text:p text:style-name="P115"><text:span text:style-name="T1">#_ </text:span>SEG-1</text:p>
                  <text:list>
                    <text:list-item>
                      <text:list>
                        <text:list-item>
                          <text:p text:style-name="P115">when init-ing $pos ==&gt; set “trail_starting_pr”, as well</text:p>
                        </text:list-item>
                        <text:list-item>
                          <text:p text:style-name="P115">“j2 : choice-1 : Y : 3”</text:p>
                        </text:list-item>
                      </text:list>
                    </text:list-item>
                    <text:list-item>
                      <text:p text:style-name="P115">S-1.1 </text:p>
                      <text:list>
                        <text:list-item>
                          <text:p text:style-name="P115">CODE</text:p>
                          <text:list>
                            <text:list-item>
                              <text:p text:style-name="P115">//code:20200606_181945:c</text:p>
                            </text:list-item>
                            <text:list-item>
                              <text:p text:style-name="P115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S-1.2 : LibEaTester::show_Basic_Pos_Data__Build_Lines</text:p>
                      <text:list>
                        <text:list-item>
                          <text:p text:style-name="P115">CODE : //code:20200606_183214:c</text:p>
                        </text:list-item>
                      </text:list>
                    </text:list-item>
                    <text:list-item>
                      <text:p text:style-name="P115"><text:span text:style-name="T1">#_ </text:span>TEST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T-1.2 : func ==&gt; coding </text:p>
              <text:list>
                <text:list-item>
                  <text:p text:style-name="P115">CODE : //head:20200606_181307</text:p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318828756875404555" text:style-name="L72">
        <text:list-item>
          <text:p text:style-name="P116">TASK : “j3-3 : N : 2”</text:p>
          <text:list>
            <text:list-item>
              <text:p text:style-name="P116">//next:20200606_185920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32475151585164728" text:style-name="L73">
        <text:list-item>
          <text:p text:style-name="P117">REVIEW <text:s/></text:p>
          <text:list>
            <text:list-item>
              <text:p text:style-name="P117">==&gt; OK</text:p>
            </text:list-item>
          </text:list>
        </text:list-item>
        <text:list-item>
          <text:p text:style-name="P117">SEG-1</text:p>
          <text:list>
            <text:list-item>
              <text:list>
                <text:list-item>
                  <text:p text:style-name="P117">add for-loop var ==&gt; “statusOf_For_Loop_Exit”</text:p>
                </text:list-item>
                <text:list-item>
                  <text:p text:style-name="P117">//code:20200607_153129 (CONS.php)</text:p>
                </text:list-item>
                <text:list-item>
                  <text:p text:style-name="P117">//code:20200607_153202:c (controller)</text:p>
                </text:list-item>
              </text:list>
            </text:list-item>
            <text:list-item>
              <text:p text:style-name="P117">S-1.1 </text:p>
              <text:list>
                <text:list-item>
                  <text:p text:style-name="P117">CODE : basics</text:p>
                </text:list-item>
                <text:list-item>
                  <text:p text:style-name="P117">TEST ==&gt; OK</text:p>
                </text:list-item>
              </text:list>
            </text:list-item>
            <text:list-item>
              <text:p text:style-name="P117">S-1.1</text:p>
              <text:list>
                <text:list-item>
                  <text:p text:style-name="P117">CODE : exit status ==&gt; use a dummy val</text:p>
                  <text:list>
                    <text:list-item>
                      <text:p text:style-name="P117">//test:20200607_154149:t</text:p>
                    </text:list-item>
                  </text:list>
                </text:list-item>
                <text:list-item>
                  <text:p text:style-name="P117">TEST ==&gt; OK</text:p>
                </text:list-item>
                <text:list-item>
                  <text:p text:style-name="P117">CODE ==&gt; comment out testing lines</text:p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  <text:list-item>
          <text:p text:style-name="P117">SEG-2</text:p>
          <text:list>
            <text:list-item>
              <text:list>
                <text:list-item>
                  <text:p text:style-name="P117"><text:soft-page-break/>if for-loop exit status is X ==&gt; while-loop also breaks</text:p>
                </text:list-item>
              </text:list>
            </text:list-item>
            <text:list-item>
              <text:p text:style-name="P117"><text:span text:style-name="T1">#_ </text:span>S-2.1 : var</text:p>
              <text:list>
                <text:list-item>
                  <text:p text:style-name="P117"><text:span text:style-name="T1">#_ </text:span>CODE : <text:s/>CONS.php</text:p>
                  <text:list>
                    <text:list-item>
                      <text:p text:style-name="P117">//code:20200607_155050:c (CONS.php)</text:p>
                    </text:list-item>
                  </text:list>
                </text:list-item>
                <text:list-item>
                  <text:p text:style-name="P117"><text:span text:style-name="T1">#_ </text:span>CODE : while-loop</text:p>
                  <text:list>
                    <text:list-item>
                      <text:p text:style-name="P117">unpack : //code:20200607_155156:c</text:p>
                    </text:list-item>
                  </text:list>
                </text:list-item>
                <text:list-item>
                  <text:p text:style-name="P117"><text:span text:style-name="T1">#_ </text:span>CODE : for-loop func → return val</text:p>
                  <text:list>
                    <text:list-item>
                      <text:p text:style-name="P117">//code:20200607_155305:c (controller</text:p>
                    </text:list-item>
                  </text:list>
                </text:list-item>
                <text:list-item>
                  <text:p text:style-name="P117">CO: receiver line (while loop) </text:p>
                  <text:list>
                    <text:list-item>
                      <text:p text:style-name="P117"><text:span text:style-name="T1">#_ </text:span>//code:20200607_155156:c ==&gt; unpack</text:p>
                    </text:list-item>
                    <text:list-item>
                      <text:p text:style-name="P117">//code:20200607_155707:c ==&gt; break if so</text:p>
                    </text:list-item>
                  </text:list>
                </text:list-item>
                <text:list-item>
                  <text:p text:style-name="P117"><text:span text:style-name="T1">#_ </text:span>TEST ==&gt; //test:20200607_154149: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1 : “j3-3 : N : 2”</text:p>
          <text:list>
            <text:list-item>
              <text:list>
                <text:list-item>
                  <text:p text:style-name="P117">//next:20200606_185920:n</text:p>
                </text:list-item>
              </text:list>
            </text:list-item>
            <text:list-item>
              <text:p text:style-name="P117">T-1.1</text:p>
            </text:list-item>
          </text:list>
        </text:list-item>
      </text:list>
      <text:p text:style-name="P9"/>
      <text:p text:style-name="P9">[next]</text:p>
      <text:list xml:id="list5843748949260032153" text:style-name="L74">
        <text:list-item>
          <text:p text:style-name="P118">TASK : “j3-3 : N : 2”</text:p>
          <text:list>
            <text:list-item>
              <text:p text:style-name="P118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3"><text:line-break/></text:span><text:span text:style-name="T2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1292825466734835098" text:style-name="L75">
        <text:list-item>
          <text:p text:style-name="P119">REVIEW </text:p>
          <text:list>
            <text:list-item>
              <text:p text:style-name="P119">==&gt; OK</text:p>
            </text:list-item>
          </text:list>
        </text:list-item>
        <text:list-item>
          <text:p text:style-name="P119">TASK-1 : “j3-3 : N : 2” ==&gt; update → pos</text:p>
          <text:list>
            <text:list-item>
              <text:list>
                <text:list-item>
                  <text:p text:style-name="P119">//next:20200606_185920:n</text:p>
                </text:list-item>
              </text:list>
            </text:list-item>
            <text:list-item>
              <text:p text:style-name="P119"><text:span text:style-name="T1">#_ </text:span>T-1.1 </text:p>
              <text:list>
                <text:list-item>
                  <text:p text:style-name="P119">CODE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2 : review ==&gt; update_Pos()</text:p>
            </text:list-item>
            <text:list-item>
              <text:p text:style-name="P119"><text:span text:style-name="T1">#_ </text:span>T-1.3 : new FUNC ==&gt; update_Pos__First_Bar</text:p>
              <text:list>
                <text:list-item>
                  <text:p text:style-name="P119">CODE</text:p>
                  <text:list>
                    <text:list-item>
                      <text:p text:style-name="P119">DUP</text:p>
                    </text:list-item>
                    <text:list-item>
                      <text:p text:style-name="P119">labels</text:p>
                    </text:list-item>
                    <text:list-item>
                      <text:p text:style-name="P119">caller : //code:20200608_135549</text:p>
                    </text:list-item>
                    <text:list-item>
                      <text:p text:style-name="P119">skeleton : //code:20200608_135648:c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4 : “current” params ==&gt; update </text:p>
              <text:list>
                <text:list-item>
                  <text:p text:style-name="P119">CODE : //code:20200608_140904:c</text:p>
                </text:list-item>
                <text:list-item>
                  <text:p text:style-name="P119">TEST</text:p>
                  <text:list>
                    <text:list-item>
                      <text:p text:style-name="P119">==&gt; <text:span text:style-name="T32">PROBLEM</text:span> : post-function line → $pos-&gt;cu_pr ~~&gt; not changed</text:p>
                    </text:list-item>
                    <text:list-item>
                      <text:p text:style-name="P119">TRY ==&gt; flash $msg bar</text:p>
                      <text:list>
                        <text:list-item>
                          <text:p text:style-name="P119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5818221232008583421" text:style-name="L76">
        <text:list-item>
          <text:p text:style-name="P120"><text:soft-page-break/>TASK : next loop</text:p>
          <text:list>
            <text:list-item>
              <text:p text:style-name="P120">set val for ==&gt; “$statusOf_For_Loop_Execution”</text:p>
              <text:list>
                <text:list-item>
                  <text:p text:style-name="P120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518266238070787774" text:style-name="L77">
        <text:list-item>
          <text:p text:style-name="P121">REVIEW </text:p>
          <text:list>
            <text:list-item>
              <text:p text:style-name="P121"/>
            </text:list-item>
          </text:list>
        </text:list-item>
        <text:list-item>
          <text:p text:style-name="P121">TASK-1 : next loop</text:p>
          <text:list>
            <text:list-item>
              <text:list>
                <text:list-item>
                  <text:p text:style-name="P121">set val for ==&gt; “$statusOf_For_Loop_Execution”</text:p>
                </text:list-item>
                <text:list-item>
                  <text:p text:style-name="P121">//next:20200608_141713:n</text:p>
                </text:list-item>
              </text:list>
            </text:list-item>
            <text:list-item>
              <text:p text:style-name="P121"><text:span text:style-name="T1">#_ </text:span>T-1.1 : set ==&gt; val </text:p>
              <text:list>
                <text:list-item>
                  <text:list>
                    <text:list-item>
                      <text:p text:style-name="P121">//next:20200608_141713:n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<text:span text:style-name="T1">#_ </text:span>T-1.2 : debug </text:p>
              <text:list>
                <text:list-item>
                  <text:list>
                    <text:list-item>
                      <text:p text:style-name="P121">//code:20200609_163152:c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TEST </text:p>
              <text:list>
                <text:list-item>
                  <text:p text:style-name="P121">==&gt; OK</text:p>
                </text:list-item>
              </text:list>
            </text:list-item>
          </text:list>
        </text:list-item>
        <text:list-item>
          <text:p text:style-name="P121">TASK-2</text:p>
          <text:list>
            <text:list-item>
              <text:list>
                <text:list-item>
                  <text:p text:style-name="P121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1">“j1 : Y”</text:p>
                </text:list-item>
                <text:list-item>
                  <text:p text:style-name="P121">“j2 : N”</text:p>
                </text:list-item>
                <text:list-item>
                  <text:p text:style-name="P121">“j3-2 : 2 : Y”</text:p>
                </text:list-item>
                <text:list-item>
                  <text:p text:style-name="P121">“j3-3 : Y”</text:p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9"/>
      <text:p text:style-name="P9">[next]</text:p>
      <text:list xml:id="list5013653856263358226" text:style-name="L78">
        <text:list-item>
          <text:p text:style-name="P122">TASK : this → TASK-2</text:p>
          <text:list>
            <text:list-item>
              <text:p text:style-name="P122">“j1 : Y”</text:p>
            </text:list-item>
            <text:list-item>
              <text:p text:style-name="P122">//next:20200604_131159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8486796700132448604" text:style-name="L79">
        <text:list-item>
          <text:p text:style-name="P123">REVIEW </text:p>
        </text:list-item>
        <text:list-item>
          <text:p text:style-name="P123">TASK-1 : each choice of each judging node ==&gt; if not yet coded → add {“break” or “continue”}, statusOf_For_Loop_Execution, statusOf_For_Loop_Exit</text:p>
          <text:list>
            <text:list-item>
              <text:p text:style-name="P123">T-1.1 : “j1 : Y”</text:p>
              <text:list>
                <text:list-item>
                  <text:list>
                    <text:list-item>
                      <text:p text:style-name="P123">//next:20200604_131159</text:p>
                    </text:list-item>
                    <text:list-item>
                      <text:p text:style-name="P123">==&gt; “break”</text:p>
                    </text:list-item>
                  </text:list>
                </text:list-item>
                <text:list-item>
                  <text:p text:style-name="P123">CODE : //next:20200604_131159</text:p>
                </text:list-item>
                <text:list-item>
                  <text:p text:style-name="P123"><text:soft-page-break/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“j2 : N” : </text:p>
              <text:list>
                <text:list-item>
                  <text:p text:style-name="P123">CODE : </text:p>
                  <text:list>
                    <text:list-item>
                      <text:p text:style-name="P123">//code:20200610_115412:c</text:p>
                      <text:list>
                        <text:list-item>
                          <text:p text:style-name="P123">debugm a.o.</text:p>
                        </text:list-item>
                      </text:list>
                    </text:list-item>
                    <text:list-item>
                      <text:p text:style-name="P123">//code:20200610_115528:c</text:p>
                      <text:list>
                        <text:list-item>
                          <text:p text:style-name="P123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  <text:list-item>
                  <text:p text:style-name="P123">CODE : dummy ==&gt; remove</text:p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</text:list>
            </text:list-item>
            <text:list-item>
              <text:p text:style-name="P123">“j3-2 : 2 : Y”</text:p>
            </text:list-item>
          </text:list>
        </text:list-item>
        <text:list-item>
          <text:p text:style-name="P123">“j3-3 : Y”</text:p>
        </text:list-item>
      </text:list>
      <text:p text:style-name="P9"/>
      <text:p text:style-name="P9">[next]</text:p>
      <text:list xml:id="list8484106890850803550" text:style-name="L80">
        <text:list-item>
          <text:p text:style-name="P124">TASK : continue</text:p>
          <text:list>
            <text:list-item>
              <text:list>
                <text:list-item>
                  <text:p text:style-name="P124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4">“step : 2 : j2 : choice-1 : j3-1 : 2 : Y”</text:p>
              <text:list>
                <text:list-item>
                  <text:p text:style-name="P124">//next:20200610_122943:n</text:p>
                </text:list-item>
              </text:list>
            </text:list-item>
            <text:list-item>
              <text:p text:style-name="P124">“j3-2 : 2 : Y”</text:p>
            </text:list-item>
            <text:list-item>
              <text:p text:style-name="P124">“j3-3 : Y”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135920479449718713" text:style-name="L81">
        <text:list-item>
          <text:p text:style-name="P125">REVIEW </text:p>
          <text:list>
            <text:list-item>
              <text:p text:style-name="P125"/>
            </text:list-item>
          </text:list>
        </text:list-item>
        <text:list-item>
          <text:p text:style-name="P125">TASK-1 : continue</text:p>
          <text:list>
            <text:list-item>
              <text:list>
                <text:list-item>
                  <text:list>
                    <text:list-item>
                      <text:p text:style-name="P125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5">“j3-3 : Y”“step : 2 : j2 : choice-1 : j3-1 : 2 : Y”</text:p>
                      <text:list>
                        <text:list-item>
                          <text:p text:style-name="P125">//next:20200610_122943:n</text:p>
                        </text:list-item>
                      </text:list>
                    </text:list-item>
                    <text:list-item>
                      <text:p text:style-name="P125"><text:span text:style-name="T1">#_ </text:span>“j3-2 : 2 : Y”</text:p>
                    </text:list-item>
                    <text:list-item>
                      <text:p text:style-name="P125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5">ref : //ref:20200613_143927:r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set val : $statusOf_For_Loop_Execution</text:p>
                      <text:list>
                        <text:list-item>
                          <text:p text:style-name="P125">$statusOf_For_Loop_Execution__J3bar1_Y1</text:p>
                        </text:list-item>
                      </text:list>
                    </text:list-item>
                    <text:list-item>
                      <text:p text:style-name="P125">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  <text:list-item>
                      <text:p text:style-name="P125">dummy codes ==&gt; c/o</text:p>
                      <text:list>
                        <text:list-item>
                          <text:p text:style-name="P125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2 : “j3-2 : 2 : Y”</text:p>
              <text:list>
                <text:list-item>
                  <text:list>
                    <text:list-item>
                      <text:p text:style-name="P125">//code:20200613_145831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48"><text:span text:style-name="T1">#_ </text:span>&gt; set val : $statusOf_For_Loop_Execution</text:p>
                      <text:list>
                        <text:list-item>
                          <text:p text:style-name="P125">$statusOf_For_Loop_Execution__J3bar2_Y1</text:p>
                        </text:list-item>
                      </text:list>
                    </text:list-item>
                    <text:list-item>
                      <text:p text:style-name="P125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<text:span text:style-name="T1">#_ </text:span>post-TEST : comment ou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3 : “j3-3 : Y”</text:p>
              <text:list>
                <text:list-item>
                  <text:list>
                    <text:list-item>
                      <text:p text:style-name="P125">//code:20200613_150624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&gt; set val : $statusOf_For_Loop_Execution</text:p>
                      <text:list>
                        <text:list-item>
                          <text:p text:style-name="P125">$statusOf_For_Loop_Execution__J3bar3_Y1</text:p>
                        </text:list-item>
                      </text:list>
                    </text:list-item>
                    <text:list-item>
                      <text:p text:style-name="P125"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post-TEST ==&gt; c/o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2907581102853409" text:style-name="L82">
        <text:list-item>
          <text:p text:style-name="P126">TASK : “j1 : Y : 2” ~ (position taken)</text:p>
          <text:list>
            <text:list-item>
              <text:p text:style-name="P126">//next:20200613_151214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text:span text:style-name="T25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6715635869705181579" text:style-name="L83">
        <text:list-item>
          <text:p text:style-name="P127">REVIEW <text:s/></text:p>
          <text:list>
            <text:list-item>
              <text:p text:style-name="P127"/>
            </text:list-item>
          </text:list>
        </text:list-item>
        <text:list-item>
          <text:p text:style-name="P127">TASK-1 : “j1 : Y : 2” ~ (position taken)</text:p>
          <text:list>
            <text:list-item>
              <text:list>
                <text:list-item>
                  <text:p text:style-name="P127">//next:20200613_151214:n</text:p>
                </text:list-item>
              </text:list>
            </text:list-item>
            <text:list-item>
              <text:p text:style-name="P127">T-1.1 : new FUNC ==&gt; judge_Bar_SL_TP_Trail__BUY($bardata, $pos, $_dpath_Log_Fx_Tester__Full, $_fname_Log_Fx_Tester)</text:p>
              <text:list>
                <text:list-item>
                  <text:p text:style-name="P127">CODE</text:p>
                  <text:list>
                    <text:list-item>
                      <text:p text:style-name="P127">sig / labels / caller</text:p>
                    </text:list-item>
                    <text:list-item>
                      <text:p text:style-name="P127">dummy val</text:p>
                    </text:list-item>
                  </text:list>
                </text:list-item>
                <text:list-item>
                  <text:p text:style-name="P127">TEST 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 : func ==&gt; coding</text:p>
              <text:list>
                <text:list-item>
                  <text:list>
                    <text:list-item>
                      <text:p text:style-name="P127">debug ==&gt; param vals</text:p>
                    </text:list-item>
                  </text:list>
                </text:list-item>
                <text:list-item>
                  <text:p text:style-name="P127">CODE : //code:20200614_132656:c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coding : is SL</text:p>
              <text:list>
                <text:list-item>
                  <text:list>
                    <text:list-item>
                      <text:p text:style-name="P127">//code:20200614_134638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4 : is TP</text:p>
              <text:list>
                <text:list-item>
                  <text:list>
                    <text:list-item>
                      <text:p text:style-name="P127">//code:20200614_135039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11230305335261564" text:style-name="L84">
        <text:list-item>
          <text:p text:style-name="P128">TASK : “is Trail”</text:p>
          <text:list>
            <text:list-item>
              <text:p text:style-name="P128"><text:soft-page-break/>//code:20200614_135508:c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7284209357523589638" text:style-name="L85">
        <text:list-item>
          <text:p text:style-name="P129">REVIEW </text:p>
        </text:list-item>
        <text:list-item>
          <text:p text:style-name="P129">TASK-1 : “is Trail”</text:p>
          <text:list>
            <text:list-item>
              <text:list>
                <text:list-item>
                  <text:p text:style-name="P129">//code:20200614_135508:c</text:p>
                </text:list-item>
                <text:list-item>
                  <text:p text:style-name="P129">ref ==&gt; //head:20200606_181307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CODE : //code:20200614_135508:c</text:p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  <text:list-item>
                  <text:p text:style-name="P129">TEST : for-loop “$idxOf_Position_Start = $i * 3” ==&gt; to “$i * 2”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PROBLEM</text:p>
              <text:list>
                <text:list-item>
                  <text:list>
                    <text:list-item>
                      <text:p text:style-name="P129">“is taken” ==&gt; before “judge_Bar_SL_TP_Trail__BUY”</text:p>
                      <text:list>
                        <text:list-item>
                          <text:p text:style-name="P129">==&gt; set “current price” → i.e. new bar, opening price</text:p>
                        </text:list-item>
                        <text:list-item>
                          <text:p text:style-name="P129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351624991968003439" text:style-name="L86">
        <text:list-item>
          <text:p text:style-name="P130">TASK : this → “PROBLEM” ==&gt; coding</text:p>
          <text:list>
            <text:list-item>
              <text:p text:style-name="P130">//next:20200615_141145:n (cont.)</text:p>
            </text:list-item>
            <text:list-item>
              <text:p text:style-name="P130">update_Pos // LibEaTester_2</text:p>
              <text:list>
                <text:list-item>
                  <text:p text:style-name="P130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1873177188424834683" text:style-name="L87">
        <text:list-item>
          <text:p text:style-name="P131">REVIEW </text:p>
        </text:list-item>
        <text:list-item>
          <text:p text:style-name="P131">TASK-1 : prev → “PROBLEM” ==&gt; coding</text:p>
          <text:list>
            <text:list-item>
              <text:list>
                <text:list-item>
                  <text:p text:style-name="P131">//next:20200615_141145:n (cont.)</text:p>
                </text:list-item>
                <text:list-item>
                  <text:p text:style-name="P131">update_Pos // LibEaTester_2</text:p>
                  <text:list>
                    <text:list-item>
                      <text:p text:style-name="P131">//head:20200606_113413</text:p>
                    </text:list-item>
                  </text:list>
                </text:list-item>
              </text:list>
            </text:list-item>
            <text:list-item>
              <text:p text:style-name="P131">T-1.1 </text:p>
              <text:list>
                <text:list-item>
                  <text:list>
                    <text:list-item>
                      <text:p text:style-name="P131">update_Pos // LibEaTester_2 ==&gt; use (no content line)</text:p>
                    </text:list-item>
                  </text:list>
                </text:list-item>
                <text:list-item>
                  <text:p text:style-name="P131"><text:span text:style-name="T1">#_ </text:span>CODE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</text:p>
              <text:list>
                <text:list-item>
                  <text:list>
                    <text:list-item>
                      <text:p text:style-name="P131">update_Pos() ==&gt; coding</text:p>
                    </text:list-item>
                    <text:list-item>
                      <text:p text:style-name="P131">current idx, price</text:p>
                    </text:list-item>
                  </text:list>
                </text:list-item>
                <text:list-item>
                  <text:p text:style-name="P183"><text:span text:style-name="T19">#_ </text:span><text:span text:style-name="T17">CODE : </text:span><text:span text:style-name="T33">//code:20200615_163128:c</text:span>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6949327046490948091" text:style-name="L88">
        <text:list-item>
          <text:p text:style-name="P132">TASK</text:p>
          <text:list>
            <text:list-item>
              <text:p text:style-name="P188"><text:span text:style-name="T18">if “</text:span><text:span text:style-name="T34">judge_Bar_SL_TP_Trail__BUY</text:span><text:span text:style-name="T18">” ==&gt; neither of 3 status</text:span></text:p>
              <text:list>
                <text:list-item>
                  <text:p text:style-name="P132">→ continue the for-loop</text:p>
                </text:list-item>
                <text:list-item>
                  <text:p text:style-name="P175">//next:20200615_164609:n</text:p>
                </text:list-item>
                <text:list-item>
                  <text:p text:style-name="P132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8774845416478397557" text:style-name="L89">
        <text:list-item>
          <text:p text:style-name="P133">REVIEW </text:p>
        </text:list-item>
        <text:list-item>
          <text:p text:style-name="P133">TASK-1 : if “<text:span text:style-name="T34">judge_Bar_SL_TP_Trail__BUY</text:span>” ==&gt; neither of 3 status</text:p>
          <text:list>
            <text:list-item>
              <text:list>
                <text:list-item>
                  <text:p text:style-name="P133">→ continue the for-loop</text:p>
                </text:list-item>
                <text:list-item>
                  <text:p text:style-name="P176">//next:20200615_164609:n</text:p>
                </text:list-item>
              </text:list>
            </text:list-item>
            <text:list-item>
              <text:p text:style-name="P189"><text:span text:style-name="T20">#_ </text:span><text:span text:style-name="T18">T-1.1 : set default ==&gt; “</text:span><text:span text:style-name="T35">$strOf_BarResult__Within</text:span><text:span text:style-name="T18">”</text:span></text:p>
              <text:list>
                <text:list-item>
                  <text:p text:style-name="P133">CODE </text:p>
                </text:list-item>
                <text:list-item>
                  <text:p text:style-name="P133">TEST ==&gt; OK</text:p>
                </text:list-item>
              </text:list>
            </text:list-item>
            <text:list-item>
              <text:p text:style-name="P133">T-1.2 : “j4” ==&gt; judge</text:p>
              <text:list>
                <text:list-item>
                  <text:p text:style-name="P184"><text:span text:style-name="T19">#_ </text:span><text:span text:style-name="T17">CODE : </text:span><text:span text:style-name="T33">//code:20200616_111328:c</text:span></text:p>
                  <text:list>
                    <text:list-item>
                      <text:p text:style-name="P133">upto ==&gt; “Y/N : 2”</text:p>
                    </text:list-item>
                  </text:list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3 : “j4 : Y : 3” → continue the loop</text:p>
              <text:list>
                <text:list-item>
                  <text:p text:style-name="P184"><text:span text:style-name="T19">#_ </text:span><text:span text:style-name="T17">CODE : </text:span><text:span text:style-name="T33">//code:20200616_112306:c</text:span></text:p>
                </text:list-item>
                <text:list-item>
                  <text:p text:style-name="P133"><text:soft-page-break/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PROBLEM</text:p>
              <text:list>
                <text:list-item>
                  <text:list>
                    <text:list-item>
                      <text:p text:style-name="P133">“$idxOf_ForLoop_Start ==&gt; updated”</text:p>
                      <text:list>
                        <text:list-item>
                          <text:p text:style-name="P133">==&gt; the val is the number, which is the last index in the for-loop</text:p>
                        </text:list-item>
                        <text:list-item>
                          <text:p text:style-name="P133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91614329743196692" text:style-name="L90">
        <text:list-item>
          <text:p text:style-name="P134">TASK : this ==&gt; PROBLEM</text:p>
          <text:list>
            <text:list-item>
              <text:p text:style-name="P190">//next:20200616_114510:n</text:p>
            </text:list-item>
          </text:list>
        </text:list-item>
        <text:list-item>
          <text:p text:style-name="P134">TASK-2 : post-for-break</text:p>
          <text:list>
            <text:list-item>
              <text:p text:style-name="P134"><text:span text:style-name="T33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8276220258688283433" text:style-name="L91">
        <text:list-item>
          <text:p text:style-name="P135"><text:span text:style-name="T1">#_ </text:span>REVIEW </text:p>
        </text:list-item>
        <text:list-item>
          <text:p text:style-name="P135">TASK-1 : this ==&gt; PROBLEM</text:p>
          <text:list>
            <text:list-item>
              <text:list>
                <text:list-item>
                  <text:list>
                    <text:list-item>
                      <text:p text:style-name="P191">//next:20200616_114510:n</text:p>
                    </text:list-item>
                  </text:list>
                </text:list-item>
              </text:list>
            </text:list-item>
            <text:list-item>
              <text:p text:style-name="P135">T-1.1 </text:p>
              <text:list>
                <text:list-item>
                  <text:p text:style-name="P135">CODE : add ==&gt; debug code, show $pos st_idx</text:p>
                  <text:list>
                    <text:list-item>
                      <text:p text:style-name="P177">//code:20200618_171436:c</text:p>
                    </text:list-item>
                  </text:list>
                </text:list-item>
                <text:list-item>
                  <text:p text:style-name="P135">TEST</text:p>
                  <text:list>
                    <text:list-item>
                      <text:p text:style-name="P13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2 : post-for-break</text:p>
          <text:list>
            <text:list-item>
              <text:list>
                <text:list-item>
                  <text:p text:style-name="P135"><text:span text:style-name="T33">//next:20200616_114358:n</text:span> <text:s/>// controller</text:p>
                </text:list-item>
              </text:list>
            </text:list-item>
            <text:list-item>
              <text:p text:style-name="P135"/>
            </text:list-item>
          </text:list>
        </text:list-item>
      </text:list>
      <text:p text:style-name="P9"/>
      <text:p text:style-name="P9">[next]</text:p>
      <text:list xml:id="list4002093621577541181" text:style-name="L92">
        <text:list-item>
          <text:p text:style-name="P136">TASK : this ==&gt; TASK-2 → post for-break</text:p>
          <text:list>
            <text:list-item>
              <text:p text:style-name="P178">//next:20200618_172639:n</text:p>
            </text:list-item>
            <text:list-item>
              <text:p text:style-name="P136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6441332980518836909" text:style-name="L93">
        <text:list-item>
          <text:p text:style-name="P137"><text:span text:style-name="T1">#_ </text:span>REVIEW <text:s/></text:p>
        </text:list-item>
        <text:list-item>
          <text:p text:style-name="P137">TASK-1 : post for-break</text:p>
          <text:list>
            <text:list-item>
              <text:list>
                <text:list-item>
                  <text:p text:style-name="P179">//next:20200618_172639:n</text:p>
                </text:list-item>
                <text:list-item>
                  <text:p text:style-name="P137">==&gt; case of “Trail” → let's start coding (see ==&gt; flowchart memo, #2)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skeleton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<text:span text:style-name="T1">#_ </text:span>T-1.2 : if “trail” ==&gt; debug values</text:p>
              <text:list>
                <text:list-item>
                  <text:p text:style-name="P185"><text:soft-page-break/><text:span text:style-name="T17">CODE : </text:span><text:span text:style-name="T33">//debug:20200619_163356:d</text:span></text:p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3 : SL, TP ==&gt; update</text:p>
              <text:list>
                <text:list-item>
                  <text:list>
                    <text:list-item>
                      <text:p text:style-name="P137">“step : 2 : j5 : choice-1(Trail) : 2”</text:p>
                    </text:list-item>
                  </text:list>
                </text:list-item>
                <text:list-item>
                  <text:p text:style-name="P137"><text:span text:style-name="T1">#_ </text:span>CODE 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247537380773651221" text:style-name="L94">
        <text:list-item>
          <text:p text:style-name="P138">TASK : “j5 : choice-1(Trail) : 3”</text:p>
          <text:list>
            <text:list-item>
              <text:p text:style-name="P138">//next:20200619_170455:n <text:s text:c="2"/>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8466587923436797311" text:style-name="L95">
        <text:list-item>
          <text:p text:style-name="P139">REVIEW </text:p>
        </text:list-item>
        <text:list-item>
          <text:p text:style-name="P186"><text:span text:style-name="T17">SEG-1 : “j5 : choice-1(Trail) : 2” ==&gt; “</text:span><text:span text:style-name="T36">j5 : choice-1(Trail) : 2</text:span><text:span text:style-name="T17">” → as well</text:span></text:p>
          <text:list>
            <text:list-item>
              <text:p text:style-name="P139">S-1.1</text:p>
              <text:list>
                <text:list-item>
                  <text:p text:style-name="P186"><text:span text:style-name="T17">CODE : </text:span><text:span text:style-name="T21">//code:20200620_114800:c</text:span><text:span text:style-name="T17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"><text:span text:style-name="T17">SEG-2 : update “</text:span><text:span text:style-name="T22">pos-&gt;SL,TP</text:span><text:span text:style-name="T17">” ==&gt; conditional</text:span></text:p>
          <text:list>
            <text:list-item>
              <text:p text:style-name="P139">S-2.1</text:p>
              <text:list>
                <text:list-item>
                  <text:p text:style-name="P186"><text:soft-page-break/><text:span text:style-name="T17">CODE : </text:span><text:span text:style-name="T21">//code:20200620_115732:c</text:span><text:span text:style-name="T17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  <text:list-item>
                  <text:p text:style-name="P186"><text:span text:style-name="T17">TEST : </text:span><text:span text:style-name="T21">//test:20200620_120258:t</text:span><text:span text:style-name="T17"> <text:s/></text:span>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TASK-1 : “j5 : choice-1(Trail) : 3”</text:p>
          <text:list>
            <text:list-item>
              <text:list>
                <text:list-item>
                  <text:p text:style-name="P139">//next:20200619_170455:n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11239398906094575" text:style-name="L96">
        <text:list-item>
          <text:p text:style-name="P140">TASK : this ==&gt; TASK-1</text:p>
          <text:list>
            <text:list-item>
              <text:p text:style-name="P140"><text:span text:style-name="T33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2939674720363565786" text:style-name="L97">
        <text:list-item>
          <text:p text:style-name="P141">REVIEW </text:p>
        </text:list-item>
        <text:list-item>
          <text:p text:style-name="P141">TASK-1 : “j5 : choice-1(Trail) : 3”</text:p>
          <text:list>
            <text:list-item>
              <text:list>
                <text:list-item>
                  <text:p text:style-name="P141"><text:span text:style-name="T33">//next:20200620_120543:n</text:span> <text:s text:c="3"/></text:p>
                </text:list-item>
              </text:list>
            </text:list-item>
            <text:list-item>
              <text:p text:style-name="P141">T-1.1 : “step : 2 : j5.1-1 : Y : 1”</text:p>
              <text:list>
                <text:list-item>
                  <text:p text:style-name="P141">CODE </text:p>
                </text:list-item>
                <text:list-item>
                  <text:p text:style-name="P141">TEST</text:p>
                  <text:list>
                    <text:list-item>
                      <text:p text:style-name="P141"><text:soft-page-break/>==&gt; OK</text:p>
                    </text:list-item>
                  </text:list>
                </text:list-item>
              </text:list>
            </text:list-item>
            <text:list-item>
              <text:p text:style-name="P141">T-1.2 : “step : 2 : j5.1-1 : Y : 2”</text:p>
              <text:list>
                <text:list-item>
                  <text:p text:style-name="P187"><text:span text:style-name="T17">CODE : </text:span><text:span text:style-name="T33">//code:20200621_120039:c</text:span><text:span text:style-name="T17"> <text:s/></text:span></text:p>
                </text:list-item>
                <text:list-item>
                  <text:p text:style-name="P141"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T-1.3 : “step : 2 : j5.1-1 : Y : 3”</text:p>
              <text:list>
                <text:list-item>
                  <text:p text:style-name="P141">CODE : //code:20200621_121020:c</text:p>
                </text:list-item>
                <text:list-item>
                  <text:p text:style-name="P141"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670611087040339633" text:style-name="L98">
        <text:list-item>
          <text:p text:style-name="P142">TASK : “step : 2 : j5.1-1 : Y : 4”</text:p>
          <text:list>
            <text:list-item>
              <text:p text:style-name="P142">//next:20200621_121506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4414664232398931777" text:style-name="L99">
        <text:list-item>
          <text:p text:style-name="P143">REVIEW </text:p>
        </text:list-item>
        <text:list-item>
          <text:p text:style-name="P143">TASK-1 : “step : 2 : j5.1-1 : Y : 4”</text:p>
          <text:list>
            <text:list-item>
              <text:list>
                <text:list-item>
                  <text:p text:style-name="P143">//next:20200621_121506:n</text:p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 : //next:20200621_121506:n</text:p>
                </text:list-item>
                <text:list-item>
                  <text:p text:style-name="P143">TEST </text:p>
                  <text:list>
                    <text:list-item>
                      <text:p text:style-name="P143">==&gt; search “(for)(step : 2 : j5.1-1 : Y : 2)”</text:p>
                    </text:list-item>
                    <text:list-item>
                      <text:p text:style-name="P143"><text:soft-page-break/>==&gt; search “(for)(step : 2 : j5 : others)”</text:p>
                    </text:list-item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978447875402364484" text:style-name="L100">
        <text:list-item>
          <text:p text:style-name="P144">TASK</text:p>
          <text:list>
            <text:list-item>
              <text:p text:style-name="P144">“(for)(step : 2 : j5.1-1 : N : 1)”</text:p>
              <text:list>
                <text:list-item>
                  <text:p text:style-name="P144">==&gt; case of trail not updating</text:p>
                </text:list-item>
              </text:list>
            </text:list-item>
            <text:list-item>
              <text:p text:style-name="P144">//next:20200622_134838:n</text:p>
              <text:list>
                <text:list-item>
                  <text:p text:style-name="P144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4479932250941817723" text:style-name="L101">
        <text:list-item>
          <text:p text:style-name="P145">REVIEW </text:p>
          <text:list>
            <text:list-item>
              <text:p text:style-name="P145">PROBLEM</text:p>
              <text:list>
                <text:list-item>
                  <text:p text:style-name="P145">“[FxTestController.php : 1015] (for)(step : 2 : j1 : Y : 4)<text:line-break/>bar result ==&gt; Trail”</text:p>
                </text:list-item>
                <text:list-item>
                  <text:p text:style-name="P145">==&gt; after this → loop continues</text:p>
                </text:list-item>
                <text:list-item>
                  <text:p text:style-name="P145">//fix:20200623_110432:f (cont.)</text:p>
                </text:list-item>
                <text:list-item>
                  <text:p text:style-name="P145">TEST : //debug:20200623_110526:d</text:p>
                  <text:list>
                    <text:list-item>
                      <text:p text:style-name="P145">fix logging codes</text:p>
                    </text:list-item>
                    <text:list-item>
                      <text:p text:style-name="P145">==&gt; log_fx_tester.(T-1).(Order-Buy-V2).(20200623_111655_128104).log</text:p>
                      <text:list>
                        <text:list-item>
                          <text:p text:style-name="P145">:645</text:p>
                        </text:list-item>
                      </text:list>
                    </text:list-item>
                    <text:list-item>
                      <text:p text:style-name="P14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TASK-1 </text:p>
          <text:list>
            <text:list-item>
              <text:list>
                <text:list-item>
                  <text:p text:style-name="P145">“(for)(step : 2 : j5.1-1 : N : 1)”</text:p>
                  <text:list>
                    <text:list-item>
                      <text:p text:style-name="P145">==&gt; case of trail not updating</text:p>
                    </text:list-item>
                  </text:list>
                </text:list-item>
                <text:list-item>
                  <text:p text:style-name="P145">//next:20200622_134838:n</text:p>
                  <text:list>
                    <text:list-item>
                      <text:p text:style-name="P145">==&gt; case of SL</text:p>
                    </text:list-item>
                  </text:list>
                </text:list-item>
              </text:list>
            </text:list-item>
            <text:list-item>
              <text:p text:style-name="P145">T-1.1</text:p>
            </text:list-item>
          </text:list>
        </text:list-item>
      </text:list>
      <text:p text:style-name="P9">[next]</text:p>
      <text:list xml:id="list3003996778541059730" text:style-name="L102">
        <text:list-item>
          <text:p text:style-name="P146">TASK</text:p>
          <text:list>
            <text:list-item>
              <text:p text:style-name="P146">“(for)(step : 2 : j5.1-1 : N : 1)”</text:p>
              <text:list>
                <text:list-item>
                  <text:p text:style-name="P146">==&gt; case of trail not updating</text:p>
                </text:list-item>
                <text:list-item>
                  <text:p text:style-name="P146">//next:20200623_112457:n</text:p>
                </text:list-item>
              </text:list>
            </text:list-item>
            <text:list-item>
              <text:p text:style-name="P146">//next:20200622_134838:n</text:p>
              <text:list>
                <text:list-item>
                  <text:p text:style-name="P146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3"><text:line-break/></text:span><text:span text:style-name="T24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8711294569970484455" text:style-name="L103">
        <text:list-item>
          <text:p text:style-name="P147">REVIEW </text:p>
        </text:list-item>
        <text:list-item>
          <text:p text:style-name="P147">TASK-1 : </text:p>
          <text:list>
            <text:list-item>
              <text:list>
                <text:list-item>
                  <text:p text:style-name="P147">“(for)(step : 2 : j5.1-1 : N : 1)”</text:p>
                  <text:list>
                    <text:list-item>
                      <text:p text:style-name="P147">==&gt; case of trail not updating</text:p>
                    </text:list-item>
                    <text:list-item>
                      <text:p text:style-name="P147"><text:soft-page-break/>//next:20200623_112457:n</text:p>
                    </text:list-item>
                  </text:list>
                </text:list-item>
                <text:list-item>
                  <text:p text:style-name="P147">//next:20200622_134838:n</text:p>
                  <text:list>
                    <text:list-item>
                      <text:p text:style-name="P147">==&gt; case of SL</text:p>
                    </text:list-item>
                  </text:list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 : “step : 2 : j5.1-1 : N : 2”</text:p>
                </text:list-item>
                <text:list-item>
                  <text:p text:style-name="P147">TEST 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  <text:list-item>
              <text:p text:style-name="P147">T-1.2</text:p>
              <text:list>
                <text:list-item>
                  <text:p text:style-name="P147"><text:span text:style-name="T1">#_ </text:span>CODE : “step : 2 : j5.1-1 : N : 3”</text:p>
                </text:list-item>
                <text:list-item>
                  <text:p text:style-name="P147">TEST 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  <text:list-item>
              <text:p text:style-name="P147">T-1.3 : “step : 2 : j5.1-2(SL)”</text:p>
              <text:list>
                <text:list-item>
                  <text:p text:style-name="P147">CODE : //code:20200624_172551:c</text:p>
                  <text:list>
                    <text:list-item>
                      <text:p text:style-name="P147">skeleton</text:p>
                    </text:list-item>
                  </text:list>
                </text:list-item>
                <text:list-item>
                  <text:p text:style-name="P147">TEST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20857998785885458" text:style-name="L104">
        <text:list-item>
          <text:p text:style-name="P148">TASK : “step : 2 : j5.1-2(SL) : 2”</text:p>
          <text:list>
            <text:list-item>
              <text:p text:style-name="P148">//next:20200624_173926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1163940561069023741" text:style-name="L105">
        <text:list-item>
          <text:p text:style-name="P149"><text:soft-page-break/><text:span text:style-name="T1">#_ </text:span>REVIEW <text:s/></text:p>
        </text:list-item>
        <text:list-item>
          <text:p text:style-name="P149"><text:span text:style-name="T1">#_ </text:span>TASK-1 : “step : 2 : j5.1-2(SL) : 2”</text:p>
          <text:list>
            <text:list-item>
              <text:list>
                <text:list-item>
                  <text:p text:style-name="P149">//next:20200624_173926:n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CODE</text:p>
                </text:list-item>
                <text:list-item>
                  <text:p text:style-name="P149">TEST</text:p>
                  <text:list>
                    <text:list-item>
                      <text:p text:style-name="P149">==&gt; OK</text:p>
                    </text:list-item>
                    <text:list-item>
                      <text:p text:style-name="P149">“breaking... (coding not yet)” ==&gt; none</text:p>
                    </text:list-item>
                    <text:list-item>
                      <text:p text:style-name="P180">PROBLEM</text:p>
                      <text:list>
                        <text:list-item>
                          <text:p text:style-name="P149">“for-loop ==&gt; exited : $i = ” ==&gt; $i is 16, 24, X, and then, 16 again → why? </text:p>
                          <text:list>
                            <text:list-item>
                              <text:p text:style-name="P149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49">T-1 : review log lines</text:p>
                          <text:list>
                            <text:list-item>
                              <text:p text:style-name="P149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TASK-2 : post for-loop</text:p>
          <text:list>
            <text:list-item>
              <text:p text:style-name="P149"/>
            </text:list-item>
          </text:list>
        </text:list-item>
      </text:list>
      <text:p text:style-name="P9"/>
      <text:p text:style-name="P9">[next]</text:p>
      <text:list xml:id="list2284240787051084343" text:style-name="L106">
        <text:list-item>
          <text:p text:style-name="P150">TASK : post for-loop</text:p>
          <text:list>
            <text:list-item>
              <text:p text:style-name="P150"><text:span text:style-name="T33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7379137527218621222" text:style-name="L107">
        <text:list-item>
          <text:p text:style-name="P151">REVIEW </text:p>
        </text:list-item>
        <text:list-item>
          <text:p text:style-name="P151">TASK-1 : post for-loop</text:p>
          <text:list>
            <text:list-item>
              <text:list>
                <text:list-item>
                  <text:p text:style-name="P151"><text:span text:style-name="T33">//next:20200625_131641:n</text:span> <text:s text:c="2"/>(cont.)</text:p>
                </text:list-item>
              </text:list>
            </text:list-item>
            <text:list-item>
              <text:p text:style-name="P151">T-1.1 : debugging</text:p>
              <text:list>
                <text:list-item>
                  <text:p text:style-name="P151">CODE : //code:20200627_122803:c</text:p>
                </text:list-item>
                <text:list-item>
                  <text:p text:style-name="P151">TEST </text:p>
                  <text:list>
                    <text:list-item>
                      <text:p text:style-name="P151">==&gt; OK</text:p>
                    </text:list-item>
                  </text:list>
                </text:list-item>
              </text:list>
            </text:list-item>
            <text:list-item>
              <text:p text:style-name="P151">T-1.2 : list of $pos</text:p>
              <text:list>
                <text:list-item>
                  <text:p text:style-name="P151">CODE</text:p>
                  <text:list>
                    <text:list-item>
                      <text:p text:style-name="P151">//code:20200627_124329:c → dec<text:span text:style-name="T27">alre : array</text:span></text:p>
                    </text:list-item>
                    <text:list-item>
                      <text:p text:style-name="P151">//code:20200627_124427:c → append</text:p>
                    </text:list-item>
                    <text:list-item>
                      <text:p text:style-name="P151">//code:20200627_124756:c → post while-loop</text:p>
                    </text:list-item>
                  </text:list>
                </text:list-item>
                <text:list-item>
                  <text:p text:style-name="P151">TEST </text:p>
                  <text:list>
                    <text:list-item>
                      <text:p text:style-name="P151"><text:span text:style-name="T38">PROBLEM</text:span> ==&gt; for-loop exec status → all “SL” ==&gt; why?</text:p>
                      <text:list>
                        <text:list-item>
                          <text:p text:style-name="P151">T-1 : review</text:p>
                          <text:list>
                            <text:list-item>
                              <text:p text:style-name="P15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54937144390889976" text:style-name="L108">
        <text:list-item>
          <text:p text:style-name="P152">TASK : post while-loop ==&gt; wri<text:span text:style-name="T27">te out list of $pos</text:span></text:p>
          <text:list>
            <text:list-item>
              <text:p text:style-name="P169">//next:20200627_130504:n (cont.)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1045824829853070503" text:style-name="L109">
        <text:list-item>
          <text:p text:style-name="P153">REVIEW </text:p>
        </text:list-item>
        <text:list-item>
          <text:p text:style-name="P153">TASK-1 : post while-loop ==&gt; wri<text:span text:style-name="T27">te out list of $pos</text:span></text:p>
          <text:list>
            <text:list-item>
              <text:list>
                <text:list-item>
                  <text:p text:style-name="P170">//next:20200627_130504:n (cont.)</text:p>
                </text:list-item>
              </text:list>
            </text:list-item>
            <text:list-item>
              <text:p text:style-name="P170">T-1.1 : “fx_tester_T_1__Order_Buy__V2__While_Loop” ==&gt; return val</text:p>
              <text:list>
                <text:list-item>
                  <text:p text:style-name="P170">CODE</text:p>
                </text:list-item>
                <text:list-item>
                  <text:p text:style-name="P170">TEST </text:p>
                  <text:list>
                    <text:list-item>
                      <text:p text:style-name="P170">==&gt; OK</text:p>
                    </text:list-item>
                  </text:list>
                </text:list-item>
              </text:list>
            </text:list-item>
            <text:list-item>
              <text:p text:style-name="P170">T-1.2 : write to file</text:p>
              <text:list>
                <text:list-item>
                  <text:p text:style-name="P170">CODE : //code:20200628_121021:c</text:p>
                </text:list-item>
                <text:list-item>
                  <text:p text:style-name="P170">TEST</text:p>
                  <text:list>
                    <text:list-item>
                      <text:p text:style-name="P170">==&gt; PROBLEM</text:p>
                      <text:list>
                        <text:list-item>
                          <text:p text:style-name="P170">pos –&gt; “dateTime” ==&gt; blank</text:p>
                        </text:list-item>
                      </text:list>
                    </text:list-item>
                    <text:list-item>
                      <text:p text:style-name="P170">T-1 </text:p>
                      <text:list>
                        <text:list-item>
                          <text:p text:style-name="P170">search “step : 2 : j2 : choice-1 : Y : 2”</text:p>
                        </text:list-item>
                        <text:list-item>
                          <text:p text:style-name="P170">//debug:20200628_121707:d</text:p>
                        </text:list-item>
                        <text:list-item>
                          <text:p text:style-name="P170">review : LibEaTester_2::set_Vals_To_Pos__First_Occasion</text:p>
                        </text:list-item>
                        <text:list-item>
                          <text:p text:style-name="P170">CODE : add</text:p>
                          <text:list>
                            <text:list-item>
                              <text:p text:style-name="P170">//code:20200628_121827:c</text:p>
                            </text:list-item>
                          </text:list>
                        </text:list-item>
                        <text:list-item>
                          <text:p text:style-name="P170">TEST</text:p>
                          <text:list>
                            <text:list-item>
                              <text:p text:style-name="P17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T-2 : “update_Pos(” ==&gt; modify : add datetime</text:p>
                      <text:list>
                        <text:list-item>
                          <text:p text:style-name="P170">CODE : //code:20200628_122723:c</text:p>
                        </text:list-item>
                        <text:list-item>
                          <text:p text:style-name="P170">TEST</text:p>
                          <text:list>
                            <text:list-item>
                              <text:p text:style-name="P170">==&gt; PROBLEM</text:p>
                              <text:list>
                                <text:list-item>
                                  <text:p text:style-name="P170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0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0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0">T-1 : review</text:p>
                              <text:list>
                                <text:list-item>
                                  <text:p text:style-name="P170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0">T-2 : “step : 2 : j1 : Y : 3”</text:p>
                              <text:list>
                                <text:list-item>
                                  <text:p text:style-name="P170">==&gt; pos updated?</text:p>
                                </text:list-item>
                                <text:list-item>
                                  <text:p text:style-name="P170">“step : 2 : j5.1-1 : Y : 2”</text:p>
                                </text:list-item>
                                <text:list-item>
                                  <text:p text:style-name="P170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645644825460048270" text:style-name="L110">
        <text:list-item>
          <text:p text:style-name="P154">TASK : “j5.1-1”</text:p>
          <text:list>
            <text:list-item>
              <text:p text:style-name="P154">upate $pos → cu_dateTime (j5.1-1 Y/N ==&gt; both)</text:p>
            </text:list-item>
            <text:list-item>
              <text:p text:style-name="P154">//next:20200628_124338:n</text:p>
            </text:list-item>
          </text:list>
        </text:list-item>
        <text:list-item>
          <text:p text:style-name="P154">TASK-2 : “j5.1-2” (SL)</text:p>
          <text:list>
            <text:list-item>
              <text:p text:style-name="P154">upate $pos → cu_dateTime</text:p>
            </text:list-item>
            <text:list-item>
              <text:p text:style-name="P154">//next:20200628_124405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7997717669369835807" text:style-name="L111">
        <text:list-item>
          <text:p text:style-name="P155">REVIEW </text:p>
        </text:list-item>
        <text:list-item>
          <text:p text:style-name="P155"><text:soft-page-break/><text:span text:style-name="T1">#_ </text:span>SEG-1 : review</text:p>
          <text:list>
            <text:list-item>
              <text:p text:style-name="P155"><text:span text:style-name="T1">#_ </text:span>S-1.1 : “j2 : Y : 3” </text:p>
              <text:list>
                <text:list-item>
                  <text:p text:style-name="P155">LibEaTester_2::set_Vals_To_Pos__First_Occasion</text:p>
                  <text:list>
                    <text:list-item>
                      <text:p text:style-name="P155">//debug:20200628_121707:d</text:p>
                    </text:list-item>
                  </text:list>
                </text:list-item>
                <text:list-item>
                  <text:p text:style-name="P155"><text:span text:style-name="T1">#_ </text:span>TEST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S-1.2 : “j1 : Y : 3” </text:p>
              <text:list>
                <text:list-item>
                  <text:list>
                    <text:list-item>
                      <text:p text:style-name="P155">LibEaTester_2::update_Pos</text:p>
                    </text:list-item>
                  </text:list>
                </text:list-item>
                <text:list-item>
                  <text:p text:style-name="P155">CODE</text:p>
                </text:list-item>
                <text:list-item>
                  <text:p text:style-name="P155"><text:span text:style-name="T1">#_ </text:span>TEST</text:p>
                  <text:list>
                    <text:list-item>
                      <text:p text:style-name="P155"><text:span text:style-name="T38">PROBLEM</text:span> ==&gt; NOT updated</text:p>
                    </text:list-item>
                    <text:list-item>
                      <text:p text:style-name="P155">TRY-1</text:p>
                      <text:list>
                        <text:list-item>
                          <text:p text:style-name="P155">FOUND : //next:20200615_141145:n</text:p>
                          <text:list>
                            <text:list-item>
                              <text:p text:style-name="P155">seems : LibEaTester_2::update_Pos<text:span text:style-name="T27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TRY-2 : “bardata_This” ==&gt; searc in : fx_tester_T_1__Order_Buy__V2__For_Loop</text:p>
                      <text:list>
                        <text:list-item>
                          <text:p text:style-name="P171">source csv ==&gt; OK</text:p>
                        </text:list-item>
                        <text:list-item>
                          <text:p text:style-name="P171">val of bardata_This ==&gt; OK</text:p>
                        </text:list-item>
                      </text:list>
                    </text:list-item>
                    <text:list-item>
                      <text:p text:style-name="P171"><text:span text:style-name="T1">#_ </text:span>TRY-3 : debug ==&gt; //debug:20200629_153448:d</text:p>
                      <text:list>
                        <text:list-item>
                          <text:p text:style-name="P171">search ==&gt; “(for)(step : 2 : j1 : Y : 3)”</text:p>
                        </text:list-item>
                        <text:list-item>
                          <text:p text:style-name="P171">==&gt; FOUND : “$pos-&gt;cu_pr<text:tab/>69.339<text:tab/>$pos-&gt;st_dateTime ”</text:p>
                          <text:list>
                            <text:list-item>
                              <text:p text:style-name="P171">==&gt; should be using → cu_dateTime</text:p>
                            </text:list-item>
                          </text:list>
                        </text:list-item>
                        <text:list-item>
                          <text:p text:style-name="P171"><text:span text:style-name="T1">#_ </text:span>FIX</text:p>
                        </text:list-item>
                        <text:list-item>
                          <text:p text:style-name="P171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5"><text:span text:style-name="T2">#_ </text:span>TASK-1 : “j5.1-1” </text:p>
          <text:list>
            <text:list-item>
              <text:list>
                <text:list-item>
                  <text:p text:style-name="P155">upate $pos → cu_dateTime (j5.1-1 Y/N ==&gt; both)</text:p>
                </text:list-item>
                <text:list-item>
                  <text:p text:style-name="P155">//next:20200628_124338:n</text:p>
                </text:list-item>
              </text:list>
            </text:list-item>
            <text:list-item>
              <text:p text:style-name="P155">T-1.1 : review</text:p>
              <text:list>
                <text:list-item>
                  <text:p text:style-name="P155"><text:soft-page-break/>“(for)(step : 2 : j5.1-1 : Y : 2)”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==&gt; this task ---&gt; no need</text:p>
            </text:list-item>
          </text:list>
        </text:list-item>
        <text:list-item>
          <text:p text:style-name="P155">TASK-2 : “j5.1-2” (SL) </text:p>
          <text:list>
            <text:list-item>
              <text:list>
                <text:list-item>
                  <text:p text:style-name="P155">upate $pos → cu_dateTime</text:p>
                </text:list-item>
                <text:list-item>
                  <text:p text:style-name="P155">//next:20200628_124405:n</text:p>
                </text:list-item>
              </text:list>
            </text:list-item>
            <text:list-item>
              <text:p text:style-name="P155">T-2.1 : review</text:p>
              <text:list>
                <text:list-item>
                  <text:p text:style-name="P155">search “j5.1-2”</text:p>
                </text:list-item>
              </text:list>
            </text:list-item>
            <text:list-item>
              <text:p text:style-name="P155">==&gt; this task ---&gt; no need</text:p>
            </text:list-item>
          </text:list>
        </text:list-item>
      </text:list>
      <text:p text:style-name="P9"/>
      <text:p text:style-name="P9">[next]</text:p>
      <text:list xml:id="list5121325087773008660" text:style-name="L112">
        <text:list-item>
          <text:p text:style-name="P156">TASK : “list-of-pos.(20200629_154757_216828).dat” ==&gt; more column</text:p>
          <text:list>
            <text:list-item>
              <text:p text:style-name="P156">cols</text:p>
              <text:list>
                <text:list-item>
                  <text:p text:style-name="P156">$pos-&gt;cu_idx</text:p>
                </text:list-item>
                <text:list-item>
                  <text:p text:style-name="P156">$pos-&gt;cu_pr</text:p>
                </text:list-item>
                <text:list-item>
                  <text:p text:style-name="P156">$pos-&gt;pr_SL</text:p>
                </text:list-item>
                <text:list-item>
                  <text:p text:style-name="P156">diff_start-SL</text:p>
                </text:list-item>
              </text:list>
            </text:list-item>
            <text:list-item>
              <text:p text:style-name="P156">//next:20200629_155516:n</text:p>
            </text:list-item>
          </text:list>
        </text:list-item>
      </text:list>
      <text:p text:style-name="P9">[further]</text:p>
      <text:p text:style-name="P19"><text:span text:style-name="T23"><text:line-break/></text:span><text:span text:style-name="T24">[/ XXX] 20200629_160335</text:span></text:p>
      <text:p text:style-name="P11"/>
      <text:p text:style-name="P9"><text:span text:style-name="T37">@@@</text:span></text:p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9138946337943500320" text:style-name="L121">
        <text:list-item>
          <text:p text:style-name="P159">REVIEW </text:p>
        </text:list-item>
        <text:list-item>
          <text:p text:style-name="P159"><text:soft-page-break/>TASK-1</text:p>
        </text:list-item>
      </text:list>
      <text:p text:style-name="P9"/>
      <text:p text:style-name="P9">[next]</text:p>
      <text:list xml:id="list4351699379167812308" text:style-name="L120">
        <text:list-item>
          <text:p text:style-name="P158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6255659" text:continue-list="list7284209357523589638" text:style-name="L85">
        <text:list-item>
          <text:p text:style-name="P129">REVIEW </text:p>
        </text:list-item>
        <text:list-item>
          <text:p text:style-name="P129">TASK-1</text:p>
        </text:list-item>
      </text:list>
      <text:p text:style-name="P9"/>
      <text:p text:style-name="P9">[next]</text:p>
      <text:list xml:id="list3918477937686148420" text:style-name="L113">
        <text:list-item>
          <text:p text:style-name="P157">TASK</text:p>
        </text:list-item>
      </text:list>
      <text:p text:style-name="P9">[further]</text:p>
      <text:p text:style-name="P19"><text:span text:style-name="T23"><text:line-break/></text:span><text:span text:style-name="T24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><text:soft-page-break/></text:p>
      <text:p text:style-name="P13">------------------------------------------------------- [STEPS : start] 20191224_114459</text:p>
      <text:list xml:id="list286974688015207928" text:style-name="L114">
        <text:list-item>
          <text:p text:style-name="P17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58121" text:continue-numbering="true" text:style-name="L114">
        <text:list-item>
          <text:p text:style-name="P17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8508860484017673651" text:style-name="L115">
        <text:list-item>
          <text:p text:style-name="P4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4671077173428103666" text:style-name="L116">
              <text:list-item>
                <text:p text:style-name="P40">M – w &gt; a (new window)</text:p>
              </text:list-item>
              <text:list-item>
                <text:p text:style-name="P40">doc 2 : select → session number</text:p>
              </text:list-item>
              <text:list-item>
                <text:p text:style-name="P40">doc 1</text:p>
                <text:list>
                  <text:list-item>
                    <text:p text:style-name="P40">DUP → template</text:p>
                  </text:list-item>
                  <text:list-item>
                    <text:p text:style-name="P40">session num → paste</text:p>
                  </text:list-item>
                  <text:list-item>
                    <text:p text:style-name="P40">datetime ==&gt; change to “XXX”</text:p>
                  </text:list-item>
                  <text:list-item>
                    <text:p text:style-name="P40">session num → update</text:p>
                  </text:list-item>
                </text:list>
              </text:list-item>
              <text:list-item>
                <text:p text:style-name="P40">doc 2 : select → session string</text:p>
              </text:list-item>
              <text:list-item>
                <text:p text:style-name="P44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1353337683881651229" text:style-name="L117">
              <text:list-item>
                <text:p text:style-name="P41">commit</text:p>
                <text:list>
                  <text:list-item>
                    <text:p text:style-name="P41">jve</text:p>
                  </text:list-item>
                  <text:list-item>
                    <text:p text:style-name="P41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45"><office:annotation office:name="__Annotation__8900_564638208"><dc:creator>iwabuchi ken</dc:creator><dc:date>2020-06-18T17:30:51</dc:date><text:p text:style-name="P194"><text:span text:style-name="T39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10">[33] res free# JVEMV6 44#10.2.2_XX / 44. currency / 10. prog-php / 2. tester / 2. <text:s/>tester_1__V2 / 20200629_160355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ext:soft-page-break/>
        <table:table-row>
          <table:table-cell table:style-name="表5.A3" office:value-type="string">
            <text:p text:style-name="P1">doc</text:p>
            <text:list xml:id="list1193096937974385640" text:style-name="L118">
              <text:list-item>
                <text:p text:style-name="P42">doc 1 : select → git push, echo</text:p>
              </text:list-item>
              <text:list-item>
                <text:p text:style-name="P4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3">C:\WORKS_2\WS\WS_Others.JVEMV6\JVEMV6\37_miscs\12_programmin</text:span><text:span text:style-name="T13">g\3_fx-log-file\end_apps.bat &amp;&amp; echo.&gt;&gt; C:\WORKS_2\shortcuts_docs\start_log_JVE_44_10_2.[fx-php-tester].bat &amp;&amp; </text:span><text:span text:style-name="T31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5">[21] res free# </text:span><text:span text:style-name="T15">JVEMV6 44#10.2.2_XX / 44. currency / 10. prog-php / 2. tester / 2. <text:s/></text:span><text:span text:style-name="T15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5">[20] res free# </text:span><text:span text:style-name="T15">JVEMV6 44#10.2.2_XX / 44. currency / 10. prog-php / 2. tester / 2. <text:s/></text:span><text:span text:style-name="T15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684495703885953241" text:style-name="L119">
              <text:list-item>
                <text:p text:style-name="P43">eclipse</text:p>
              </text:list-item>
              <text:list-item>
                <text:p text:style-name="P43">mt4</text:p>
              </text:list-item>
              <text:list-item>
                <text:p text:style-name="P43">folders</text:p>
              </text:list-item>
              <text:list-item>
                <text:p text:style-name="P43">sakura files</text:p>
              </text:list-item>
              <text:list-item>
                <text:p text:style-name="P43">docs</text:p>
              </text:list-item>
            </text:list>
          </table:table-cell>
        </table:table-row>
      </table:table>
      <text:list xml:id="list36263066" text:continue-list="list8508860484017673651" text:style-name="L115">
        <text:list-item>
          <text:p text:style-name="P49">git</text:p>
          <text:list>
            <text:list-item>
              <text:p text:style-name="P4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3">C:\WORKS_2\WS\WS_Others.JVEMV6\JVEMV6\37_miscs\12_programming\3_fx-log-file\end_apps.bat &amp;&amp; echo.&gt;&gt; C:\WORKS_2\shortcuts_docs\start_log_JVE_44_10_2.[fx-php-tester].bat &amp;&amp; </text:span><text:span text:style-name="T3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266916" text:continue-numbering="true" text:style-name="L115">
        <text:list-item>
          <text:list>
            <text:list-item>
              <text:p text:style-name="P49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6278091" text:continue-numbering="true" text:style-name="L115">
        <text:list-item>
          <text:p text:style-name="P49">move “<text:span text:style-name="T6">@@@</text:span>”</text:p>
        </text:list-item>
        <text:list-item>
          <text:p text:style-name="P173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9T16:05:29.21</dc:date>
    <dc:creator>iwabuchi ken</dc:creator>
    <meta:editing-duration>P7DT18H50M47S</meta:editing-duration>
    <meta:editing-cycles>1125</meta:editing-cycles>
    <meta:generator>OpenOffice/4.1.3$Win32 OpenOffice.org_project/413m1$Build-9783</meta:generator>
    <meta:document-statistic meta:table-count="32" meta:image-count="0" meta:object-count="3" meta:page-count="75" meta:paragraph-count="1652" meta:word-count="7188" meta:character-count="514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